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list-style-name="L2">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list-style-name="L2">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10" style:family="paragraph" style:parent-style-name="Standard" style:list-style-name="L3">
      <style:text-properties style:font-name="Arial" fo:font-size="10pt" style:text-underline-style="none" fo:font-weight="normal" style:font-size-asian="10pt" style:font-weight-asian="normal" style:font-size-complex="10pt" style:font-weight-complex="normal"/>
    </style:style>
    <style:style style:name="P11" style:family="paragraph" style:parent-style-name="Standard" style:list-style-name="L4">
      <style:text-properties style:font-name="Arial" fo:font-size="10pt" style:text-underline-style="none" fo:font-weight="normal" style:font-size-asian="10pt" style:font-weight-asian="normal" style:font-size-complex="10pt" style:font-weight-complex="normal"/>
    </style:style>
    <style:style style:name="P12"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13"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14" style:family="paragraph" style:parent-style-name="Standard" style:list-style-name="L6">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15" style:family="paragraph" style:parent-style-name="Standard" style:list-style-name="L2"/>
    <style:style style:name="P16" style:family="paragraph" style:parent-style-name="Standard" style:list-style-name="L2">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17" style:family="paragraph" style:parent-style-name="Standard" style:list-style-name="L2">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8"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20"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21" style:family="paragraph" style:parent-style-name="Standard" style:list-style-name="L8">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Standard" style:list-style-name="L8">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23" style:family="paragraph" style:parent-style-name="Standard" style:list-style-name="L8"/>
    <style:style style:name="P24" style:family="paragraph" style:parent-style-name="Standard" style:list-style-name="L8">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list-style-name="L8">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26" style:family="paragraph" style:parent-style-name="Standard" style:list-style-name="L9">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list-style-name="L10">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28"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32" style:family="paragraph" style:parent-style-name="Standard">
      <style:text-properties style:font-name="Arial" fo:font-size="10pt" fo:letter-spacing="-0.0016in" style:font-size-asian="10pt" style:font-name-complex="Arial" style:font-size-complex="10pt"/>
    </style:style>
    <style:style style:name="P33" style:family="paragraph" style:parent-style-name="Standard">
      <style:text-properties style:font-name="Arial" fo:font-size="10pt" fo:letter-spacing="-0.0016in" style:text-underline-style="solid" style:text-underline-width="auto" style:text-underline-color="font-color" fo:font-weight="bold" style:font-size-asian="10pt" style:font-weight-asian="bold" style:font-name-complex="Arial" style:font-size-complex="10pt" style:font-weight-complex="bold"/>
    </style:style>
    <style:style style:name="P34" style:family="paragraph" style:parent-style-name="Standard">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35" style:family="paragraph" style:parent-style-name="Standard">
      <style:text-properties style:font-name="Arial" fo:font-size="10pt" fo:letter-spacing="-0.0016in" style:text-underline-style="none" fo:font-weight="bold" style:font-size-asian="10pt" style:font-weight-asian="bold" style:font-name-complex="Arial" style:font-size-complex="10pt" style:font-weight-complex="bold"/>
    </style:style>
    <style:style style:name="P36" style:family="paragraph" style:parent-style-name="Standard">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paragraph-properties fo:text-align="center"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39"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40" style:family="paragraph" style:parent-style-name="Standard">
      <style:text-properties style:font-name="Arial" fo:font-size="10pt" style:font-size-asian="10pt" style:font-size-complex="10pt"/>
    </style:style>
    <style:style style:name="P41" style:family="paragraph" style:parent-style-name="Table_20_Contents">
      <style:paragraph-properties fo:text-align="start" style:justify-single-word="false"/>
      <style:text-properties style:font-name="Arial" fo:font-size="10pt" fo:letter-spacing="-0.0016in" style:text-underline-style="none" fo:font-weight="normal" style:font-name-asian="Arial Unicode MS1" style:font-size-asian="10pt" style:font-weight-asian="normal" style:font-name-complex="Arial" style:font-size-complex="10pt" style:font-weight-complex="normal"/>
    </style:style>
    <style:style style:name="P4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Standard" style:list-style-name="L1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Standard" style:list-style-name="L1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6" style:family="paragraph" style:parent-style-name="Standard" style:list-style-name="L1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7" style:family="paragraph" style:parent-style-name="Standard" style:list-style-name="L1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8" style:family="paragraph" style:parent-style-name="Standard" style:list-style-name="L1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9" style:family="paragraph" style:parent-style-name="Standard" style:list-style-name="L16">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0" style:family="paragraph" style:parent-style-name="Standard" style:list-style-name="L18">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1" style:family="paragraph" style:parent-style-name="Standard" style:list-style-name="L19">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Standard" style:list-style-name="L20">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Standard" style:list-style-name="L2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4" style:family="paragraph" style:parent-style-name="Standard" style:list-style-name="L2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5" style:family="paragraph" style:parent-style-name="Standard" style:list-style-name="L2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6" style:family="paragraph" style:parent-style-name="Standard" style:list-style-name="L2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7" style:family="paragraph" style:parent-style-name="Standard" style:list-style-name="L2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60" style:family="paragraph" style:parent-style-name="Standard" style:list-style-name="L14">
      <style:paragraph-properties fo:text-align="start" style:justify-single-word="false"/>
      <style:text-properties style:font-name="Arial" fo:font-size="10pt" fo:font-weight="bold" style:font-size-asian="10pt" style:font-weight-asian="bold" style:font-size-complex="10pt" style:font-weight-complex="bold"/>
    </style:style>
    <style:style style:name="P61" style:family="paragraph" style:parent-style-name="Standard" style:list-style-name="L24">
      <style:paragraph-properties fo:text-align="start" style:justify-single-word="false"/>
      <style:text-properties style:font-name="Arial" fo:font-size="10pt" fo:font-weight="bold" style:font-size-asian="10pt" style:font-weight-asian="bold" style:font-size-complex="10pt" style:font-weight-complex="bold"/>
    </style:style>
    <style:style style:name="P62" style:family="paragraph" style:parent-style-name="Standard" style:list-style-name="L2">
      <style:paragraph-properties fo:text-align="start" style:justify-single-word="false"/>
      <style:text-properties style:font-name="Arial" fo:font-size="10pt" fo:font-weight="bold" style:font-size-asian="10pt" style:font-weight-asian="bold" style:font-size-complex="10pt" style:font-weight-complex="bold"/>
    </style:style>
    <style:style style:name="P6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4" style:family="paragraph" style:parent-style-name="Standard" style:list-style-name="L24">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65" style:family="paragraph" style:parent-style-name="Standard" style:list-style-name="L2">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6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68" style:family="paragraph" style:parent-style-name="Standard" style:list-style-name="L24">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69" style:family="paragraph" style:parent-style-name="Standard" style:list-style-name="L2">
      <style:text-properties style:font-name="Arial" fo:font-size="10pt" style:text-underline-style="none" fo:font-weight="normal" style:font-size-asian="10pt" style:font-weight-asian="normal" style:font-size-complex="10pt" style:font-weight-complex="normal"/>
    </style:style>
    <style:style style:name="P70" style:family="paragraph" style:parent-style-name="Standard" style:list-style-name="L26">
      <style:text-properties style:font-name="Arial" fo:font-size="10pt" style:text-underline-style="none" fo:font-weight="normal" style:font-size-asian="10pt" style:font-weight-asian="normal" style:font-size-complex="10pt" style:font-weight-complex="normal"/>
    </style:style>
    <style:style style:name="P71" style:family="paragraph" style:parent-style-name="Standard" style:list-style-name="L27">
      <style:text-properties style:font-name="Arial" fo:font-size="10pt" style:text-underline-style="none" fo:font-weight="normal" style:font-size-asian="10pt" style:font-weight-asian="normal" style:font-size-complex="10pt" style:font-weight-complex="normal"/>
    </style:style>
    <style:style style:name="P72" style:family="paragraph" style:parent-style-name="Standard" style:list-style-name="L28">
      <style:text-properties style:font-name="Arial" fo:font-size="10pt" style:text-underline-style="none" fo:font-weight="normal" style:font-size-asian="10pt" style:font-weight-asian="normal" style:font-size-complex="10pt" style:font-weight-complex="normal"/>
    </style:style>
    <style:style style:name="P73" style:family="paragraph" style:parent-style-name="Standard" style:list-style-name="L29">
      <style:text-properties style:font-name="Arial" fo:font-size="10pt" style:text-underline-style="none" fo:font-weight="normal" style:font-size-asian="10pt" style:font-weight-asian="normal" style:font-size-complex="10pt" style:font-weight-complex="normal"/>
    </style:style>
    <style:style style:name="P74" style:family="paragraph" style:parent-style-name="Standard" style:list-style-name="L30">
      <style:text-properties style:font-name="Arial" fo:font-size="10pt" style:text-underline-style="none" fo:font-weight="normal" style:font-size-asian="10pt" style:font-weight-asian="normal" style:font-size-complex="10pt" style:font-weight-complex="normal"/>
    </style:style>
    <style:style style:name="P75" style:family="paragraph" style:parent-style-name="Standard" style:list-style-name="L31">
      <style:text-properties style:font-name="Arial" fo:font-size="10pt" style:text-underline-style="none" fo:font-weight="normal" style:font-size-asian="10pt" style:font-weight-asian="normal" style:font-size-complex="10pt" style:font-weight-complex="normal"/>
    </style:style>
    <style:style style:name="P76" style:family="paragraph" style:parent-style-name="Standard" style:list-style-name="L32">
      <style:text-properties style:font-name="Arial" fo:font-size="10pt" style:text-underline-style="none" fo:font-weight="normal" style:font-size-asian="10pt" style:font-weight-asian="normal" style:font-size-complex="10pt" style:font-weight-complex="normal"/>
    </style:style>
    <style:style style:name="P77" style:family="paragraph" style:parent-style-name="Standard" style:list-style-name="L33">
      <style:text-properties style:font-name="Arial" fo:font-size="10pt" style:text-underline-style="none" fo:font-weight="normal" style:font-size-asian="10pt" style:font-weight-asian="normal" style:font-size-complex="10pt" style:font-weight-complex="normal"/>
    </style:style>
    <style:style style:name="P78" style:family="paragraph" style:parent-style-name="Standard" style:list-style-name="L34">
      <style:text-properties style:font-name="Arial" fo:font-size="10pt" style:text-underline-style="none" fo:font-weight="normal" style:font-size-asian="10pt" style:font-weight-asian="normal" style:font-size-complex="10pt" style:font-weight-complex="normal"/>
    </style:style>
    <style:style style:name="P79" style:family="paragraph" style:parent-style-name="Standard" style:list-style-name="L35">
      <style:text-properties style:font-name="Arial" fo:font-size="10pt" style:text-underline-style="none" fo:font-weight="normal" style:font-size-asian="10pt" style:font-weight-asian="normal" style:font-size-complex="10pt" style:font-weight-complex="normal"/>
    </style:style>
    <style:style style:name="P80" style:family="paragraph" style:parent-style-name="Standard" style:list-style-name="L36">
      <style:text-properties style:font-name="Arial" fo:font-size="10pt" style:text-underline-style="none" fo:font-weight="normal" style:font-size-asian="10pt" style:font-weight-asian="normal" style:font-size-complex="10pt" style:font-weight-complex="normal"/>
    </style:style>
    <style:style style:name="P81" style:family="paragraph" style:parent-style-name="Standard" style:list-style-name="L37">
      <style:text-properties style:font-name="Arial" fo:font-size="10pt" style:text-underline-style="none" fo:font-weight="normal" style:font-size-asian="10pt" style:font-weight-asian="normal" style:font-size-complex="10pt" style:font-weight-complex="normal"/>
    </style:style>
    <style:style style:name="P82" style:family="paragraph" style:parent-style-name="Standard" style:list-style-name="L38">
      <style:text-properties style:font-name="Arial" fo:font-size="10pt" style:text-underline-style="none" fo:font-weight="normal" style:font-size-asian="10pt" style:font-weight-asian="normal" style:font-size-complex="10pt" style:font-weight-complex="normal"/>
    </style:style>
    <style:style style:name="P83" style:family="paragraph" style:parent-style-name="Standard" style:list-style-name="L39">
      <style:text-properties style:font-name="Arial" fo:font-size="10pt" style:text-underline-style="none" fo:font-weight="normal" style:font-size-asian="10pt" style:font-weight-asian="normal" style:font-size-complex="10pt" style:font-weight-complex="normal"/>
    </style:style>
    <style:style style:name="P84" style:family="paragraph" style:parent-style-name="Standard" style:list-style-name="L40">
      <style:text-properties style:font-name="Arial" fo:font-size="10pt" style:text-underline-style="none" fo:font-weight="normal" style:font-size-asian="10pt" style:font-weight-asian="normal" style:font-size-complex="10pt" style:font-weight-complex="normal"/>
    </style:style>
    <style:style style:name="P85" style:family="paragraph" style:parent-style-name="Standard" style:list-style-name="L41">
      <style:text-properties style:font-name="Arial" fo:font-size="10pt" style:text-underline-style="none" fo:font-weight="normal" style:font-size-asian="10pt" style:font-weight-asian="normal" style:font-size-complex="10pt" style:font-weight-complex="normal"/>
    </style:style>
    <style:style style:name="P86" style:family="paragraph" style:parent-style-name="Standard" style:list-style-name="L42">
      <style:text-properties style:font-name="Arial" fo:font-size="10pt" style:text-underline-style="none" fo:font-weight="normal" style:font-size-asian="10pt" style:font-weight-asian="normal" style:font-size-complex="10pt" style:font-weight-complex="normal"/>
    </style:style>
    <style:style style:name="P87" style:family="paragraph" style:parent-style-name="Standard" style:list-style-name="L42">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88" style:family="paragraph" style:parent-style-name="Standard" style:list-style-name="L6">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89" style:family="paragraph" style:parent-style-name="Standard" style:list-style-name="L8">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90" style:family="paragraph" style:parent-style-name="Standard" style:list-style-name="L10">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91" style:family="paragraph" style:parent-style-name="Standard" style:list-style-name="L2">
      <style:paragraph-properties>
        <style:tab-stops>
          <style:tab-stop style:position="5.7291in"/>
        </style:tab-stops>
      </style:paragraph-properties>
      <style:text-properties style:font-name="Arial" fo:font-size="10pt" style:text-underline-style="none" fo:font-weight="normal" style:font-size-asian="10pt" style:font-weight-asian="normal" style:font-size-complex="10pt" style:font-weight-complex="normal"/>
    </style:style>
    <style:style style:name="P92" style:family="paragraph" style:parent-style-name="Standard" style:list-style-name="L43">
      <style:text-properties style:font-name="Arial" fo:font-size="10pt" style:text-underline-style="none" fo:font-weight="normal" style:font-size-asian="10pt" style:font-weight-asian="normal" style:font-size-complex="10pt" style:font-weight-complex="normal"/>
    </style:style>
    <style:style style:name="P93" style:family="paragraph" style:parent-style-name="Standard" style:list-style-name="L3">
      <style:text-properties style:font-name="Arial" fo:font-size="10pt" style:text-underline-style="none" fo:font-weight="normal" style:font-size-asian="10pt" style:font-weight-asian="normal" style:font-size-complex="10pt" style:font-weight-complex="normal"/>
    </style:style>
    <style:style style:name="P94" style:family="paragraph" style:parent-style-name="Standard" style:list-style-name="L4">
      <style:text-properties style:font-name="Arial" fo:font-size="10pt" style:text-underline-style="none" fo:font-weight="normal" style:font-size-asian="10pt" style:font-weight-asian="normal" style:font-size-complex="10pt" style:font-weight-complex="normal"/>
    </style:style>
    <style:style style:name="P95"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96"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97" style:family="paragraph" style:parent-style-name="Standard" style:list-style-name="L44">
      <style:text-properties style:font-name="Arial" fo:font-size="10pt" style:text-underline-style="none" fo:font-weight="normal" style:font-size-asian="10pt" style:font-weight-asian="normal" style:font-size-complex="10pt" style:font-weight-complex="normal"/>
    </style:style>
    <style:style style:name="P98" style:family="paragraph" style:parent-style-name="Standard" style:list-style-name="L49">
      <style:text-properties style:font-name="Arial" fo:font-size="10pt" style:text-underline-style="none" fo:font-weight="normal" style:font-size-asian="10pt" style:font-weight-asian="normal" style:font-size-complex="10pt" style:font-weight-complex="normal"/>
    </style:style>
    <style:style style:name="P99"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100" style:family="paragraph" style:parent-style-name="Standard" style:list-style-name="L50">
      <style:text-properties style:font-name="Arial" fo:font-size="10pt" style:text-underline-style="none" fo:font-weight="normal" style:font-size-asian="10pt" style:font-weight-asian="normal" style:font-size-complex="10pt" style:font-weight-complex="normal"/>
    </style:style>
    <style:style style:name="P101" style:family="paragraph" style:parent-style-name="Standard" style:list-style-name="L8">
      <style:text-properties style:font-name="Arial" fo:font-size="10pt" style:text-underline-style="none" fo:font-weight="normal" style:font-size-asian="10pt" style:font-weight-asian="normal" style:font-size-complex="10pt" style:font-weight-complex="normal"/>
    </style:style>
    <style:style style:name="P102" style:family="paragraph" style:parent-style-name="Standard" style:list-style-name="L55">
      <style:text-properties style:font-name="Arial" fo:font-size="10pt" style:text-underline-style="none" fo:font-weight="normal" style:font-size-asian="10pt" style:font-weight-asian="normal" style:font-size-complex="10pt" style:font-weight-complex="normal"/>
    </style:style>
    <style:style style:name="P103" style:family="paragraph" style:parent-style-name="Standard" style:list-style-name="L9">
      <style:text-properties style:font-name="Arial" fo:font-size="10pt" style:text-underline-style="none" fo:font-weight="normal" style:font-size-asian="10pt" style:font-weight-asian="normal" style:font-size-complex="10pt" style:font-weight-complex="normal"/>
    </style:style>
    <style:style style:name="P104" style:family="paragraph" style:parent-style-name="Standard" style:list-style-name="L56">
      <style:text-properties style:font-name="Arial" fo:font-size="10pt" style:text-underline-style="none" fo:font-weight="normal" style:font-size-asian="10pt" style:font-weight-asian="normal" style:font-size-complex="10pt" style:font-weight-complex="normal"/>
    </style:style>
    <style:style style:name="P105" style:family="paragraph" style:parent-style-name="Standard" style:list-style-name="L10">
      <style:text-properties style:font-name="Arial" fo:font-size="10pt" style:text-underline-style="none" fo:font-weight="normal" style:font-size-asian="10pt" style:font-weight-asian="normal" style:font-size-complex="10pt" style:font-weight-complex="normal"/>
    </style:style>
    <style:style style:name="P106" style:family="paragraph" style:parent-style-name="Standard" style:list-style-name="L58">
      <style:text-properties style:font-name="Arial" fo:font-size="10pt" style:text-underline-style="none" fo:font-weight="normal" style:font-size-asian="10pt" style:font-weight-asian="normal" style:font-size-complex="10pt" style:font-weight-complex="normal"/>
    </style:style>
    <style:style style:name="P107" style:family="paragraph" style:parent-style-name="Standard" style:list-style-name="L57">
      <style:text-properties style:font-name="Arial" fo:font-size="10pt" style:text-underline-style="none" fo:font-weight="normal" style:font-size-asian="10pt" style:font-weight-asian="normal" style:font-name-complex="Arial" style:font-size-complex="10pt" style:font-weight-complex="normal"/>
    </style:style>
    <style:style style:name="P108" style:family="paragraph" style:parent-style-name="Standard">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109" style:family="paragraph" style:parent-style-name="Standard" style:list-style-name="L2">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110" style:family="paragraph" style:parent-style-name="Standard" style:list-style-name="L6">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111" style:family="paragraph" style:parent-style-name="Standard" style:list-style-name="L8">
      <style:text-properties style:font-name="Arial" fo:font-size="10pt" style:text-underline-style="none" fo:font-weight="normal" style:font-name-asian="Arial Unicode MS1" style:font-size-asian="10pt" style:font-weight-asian="normal" style:font-name-complex="Arial Unicode MS1" style:font-size-complex="10pt" style:font-weight-complex="normal"/>
    </style:style>
    <style:style style:name="P112" style:family="paragraph" style:parent-style-name="Standard" style:list-style-name="L28">
      <style:text-properties style:font-name="Arial" fo:font-size="10pt" style:font-size-asian="10pt" style:font-size-complex="10pt"/>
    </style:style>
    <style:style style:name="P113" style:family="paragraph" style:parent-style-name="Standard" style:list-style-name="L2">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14" style:family="paragraph" style:parent-style-name="Standard" style:list-style-name="L35">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15" style:family="paragraph" style:parent-style-name="Standard" style:list-style-name="L38">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16" style:family="paragraph" style:parent-style-name="Standard" style:list-style-name="L42">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17" style:family="paragraph" style:parent-style-name="Standard" style:list-style-name="L6">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18" style:family="paragraph" style:parent-style-name="Standard" style:list-style-name="L8">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19" style:family="paragraph" style:parent-style-name="Standard" style:list-style-name="L10">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20" style:family="paragraph" style:parent-style-name="Standard" style:list-style-name="L58">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21" style:family="paragraph" style:parent-style-name="Standard" style:list-style-name="L2">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P122" style:family="paragraph" style:parent-style-name="Standard" style:list-style-name="L6">
      <style:text-properties style:font-name="Arial" fo:font-size="10pt" fo:letter-spacing="-0.0016in" style:text-underline-style="none" fo:font-weight="normal" style:font-name-asian="Arial Unicode MS1" style:font-size-asian="10pt" style:font-weight-asian="normal" style:font-name-complex="Arial" style:font-size-complex="10pt" style:font-weight-complex="normal"/>
    </style:style>
    <style:style style:name="P123" style:family="paragraph" style:parent-style-name="Standard" style:list-style-name="L24">
      <style:paragraph-properties fo:text-align="start" style:justify-single-word="false"/>
      <style:text-properties style:font-name="Arial" fo:font-size="10pt" fo:letter-spacing="-0.0016in" style:text-underline-style="none" fo:font-weight="bold" style:font-name-asian="Arial Unicode MS1" style:font-size-asian="10pt" style:font-weight-asian="bold" style:font-name-complex="Arial Unicode MS1" style:font-size-complex="10pt" style:font-weight-complex="bold"/>
    </style:style>
    <style:style style:name="P124" style:family="paragraph" style:parent-style-name="Standard" style:list-style-name="L2">
      <style:paragraph-properties fo:text-align="start" style:justify-single-word="false"/>
      <style:text-properties style:font-name="Arial" fo:font-size="10pt" fo:letter-spacing="-0.0016in" style:text-underline-style="none" fo:font-weight="bold" style:font-name-asian="Arial Unicode MS1" style:font-size-asian="10pt" style:font-weight-asian="bold" style:font-name-complex="Arial Unicode MS1" style:font-size-complex="10pt" style:font-weight-complex="bold"/>
    </style:style>
    <style:style style:name="P125" style:family="paragraph" style:parent-style-name="Standard" style:list-style-name="L11">
      <style:paragraph-properties fo:text-align="start" style:justify-single-word="false"/>
      <style:text-properties fo:color="#000000" style:font-name="Arial" fo:font-size="10pt" fo:letter-spacing="-0.0016in" fo:font-weight="normal" style:font-name-asian="Arial Unicode MS1" style:font-size-asian="10pt" style:font-weight-asian="normal" style:font-name-complex="Arial" style:font-size-complex="10pt" style:font-weight-complex="normal"/>
    </style:style>
    <style:style style:name="P126" style:family="paragraph" style:parent-style-name="Standard" style:list-style-name="L24">
      <style:paragraph-properties fo:text-align="start" style:justify-single-word="false"/>
      <style:text-properties fo:color="#000000" style:font-name="Arial" fo:font-size="10pt" fo:font-weight="bold" style:font-name-asian="Arial" style:font-size-asian="10pt" style:font-weight-asian="bold" style:font-name-complex="Arial" style:font-size-complex="10pt" style:font-weight-complex="bold"/>
    </style:style>
    <style:style style:name="P127" style:family="paragraph" style:parent-style-name="Standard" style:list-style-name="L2"/>
    <style:style style:name="P128" style:family="paragraph" style:parent-style-name="Standard">
      <style:paragraph-properties fo:text-align="start" style:justify-single-word="false"/>
    </style:style>
    <style:style style:name="P129" style:family="paragraph" style:parent-style-name="Standard" style:list-style-name="L24">
      <style:paragraph-properties fo:text-align="start" style:justify-single-word="false"/>
    </style:style>
    <style:style style:name="P130" style:family="paragraph" style:parent-style-name="Standard" style:list-style-name="L31"/>
    <style:style style:name="P131" style:family="paragraph" style:parent-style-name="Standard" style:list-style-name="L8"/>
    <style:style style:name="P132" style:family="paragraph" style:parent-style-name="Standard" style:list-style-name="L17">
      <style:paragraph-properties fo:margin-left="0.9846in" fo:margin-right="0in" fo:text-align="start" style:justify-single-word="false" fo:text-indent="-0.25in" style:auto-text-indent="false"/>
      <style:text-properties style:font-name="Arial" fo:font-size="10pt" fo:font-weight="normal" style:font-size-asian="10pt" style:font-weight-asian="normal" style:font-size-complex="10pt" style:font-weight-complex="normal"/>
    </style:style>
    <style:style style:name="P133" style:family="paragraph" style:parent-style-name="Standard" style:list-style-name="L24">
      <style:paragraph-properties fo:margin-left="0in" fo:margin-right="0in" fo:text-align="start" style:justify-single-word="false" fo:text-indent="-0.25in" style:auto-text-indent="false"/>
      <style:text-properties style:font-name="Arial" fo:font-size="10pt" fo:font-weight="bold" style:font-size-asian="10pt" style:font-weight-asian="bold" style:font-size-complex="10pt" style:font-weight-complex="bold"/>
    </style:style>
    <style:style style:name="P134" style:family="paragraph" style:parent-style-name="Table_20_Contents" style:list-style-name="L59">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style:text-underline-style="none" fo:font-weight="normal" style:font-size-asian="10pt" style:font-weight-asian="normal" style:font-size-complex="10pt" style:font-weight-complex="normal"/>
    </style:style>
    <style:style style:name="T4" style:family="text">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00" fo:letter-spacing="-0.0016in" style:font-name-asian="Arial Unicode MS1" style:font-name-complex="Arial"/>
    </style:style>
    <style:style style:name="T11" style:family="text">
      <style:text-properties style:font-name-asian="Arial Unicode MS1" style:font-name-complex="Arial Unicode MS1"/>
    </style:style>
    <style:style style:name="T12" style:family="text">
      <style:text-properties style:font-name="Arial" fo:font-size="10pt" fo:letter-spacing="-0.0016in" style:text-underline-style="none" fo:font-weight="normal" style:font-size-asian="10pt" style:font-weight-asian="normal" style:font-name-complex="Arial" style:font-size-complex="10pt" style:font-weight-complex="normal"/>
    </style:style>
    <style:style style:name="T13" style:family="text">
      <style:text-properties style:font-name="Arial" fo:font-size="10pt" style:text-underline-style="none" fo:font-weight="normal" style:font-size-asian="10pt" style:font-weight-asian="normal" style:font-size-complex="10pt" style:font-weight-complex="normal"/>
    </style:style>
    <style:style style:name="T14" style:family="text">
      <style:text-properties style:font-name="Arial" fo:font-size="10pt" fo:font-weight="normal" style:font-size-asian="10pt" style:font-weight-asian="normal" style:font-size-complex="1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10033400" text:id="ct110033400">
          <text:deletion>
            <office:change-info>
              <dc:creator>Unknown Author</dc:creator>
              <dc:date>2013-07-19T15:45:00</dc:date>
            </office:change-info>
            <text:p text:style-name="P1">Searching,Sorting and Exception Handling</text:p>
            <text:list xml:id="list30223759" text:style-name="L1">
              <text:list-item>
                <text:list>
                  <text:list-item>
                    <text:list>
                      <text:list-item>
                        <text:p text:style-name="P2">Sort the available customers in alphabetical order</text:p>
                        <text:p text:style-name="P2">Search a customer by name. The program is not supposed to raise any exception</text:p>
                      </text:list-item>
                    </text:list>
                  </text:list-item>
                </text:list>
              </text:list-item>
            </text:list>
            <text:p text:style-name="P3">Sort the available placement consultants in alphabetical order and search <text:s/>by name. . The program is not supposed to raise any exception</text:p>
          </text:deletion>
        </text:changed-region>
        <text:changed-region xml:id="ct110033608" text:id="ct110033608">
          <text:insertion>
            <office:change-info>
              <dc:creator>Unknown Author</dc:creator>
              <dc:date>2013-07-19T16:57:00</dc:date>
            </office:change-info>
          </text:insertion>
        </text:changed-region>
        <text:changed-region xml:id="ct110033712" text:id="ct110033712">
          <text:deletion>
            <office:change-info>
              <dc:creator>Unknown Author</dc:creator>
              <dc:date>2013-07-19T16:59:00</dc:date>
            </office:change-info>
            <text:p text:style-name="P4"/>
            <text:p text:style-name="P4"/>
          </text:deletion>
        </text:changed-region>
        <text:changed-region xml:id="ct215389776" text:id="ct215389776">
          <text:insertion>
            <office:change-info>
              <dc:creator>Unknown Author</dc:creator>
              <dc:date>2013-07-22T10:15:00</dc:date>
            </office:change-info>
          </text:insertion>
        </text:changed-region>
        <text:changed-region xml:id="ct215380936" text:id="ct215380936">
          <text:deletion>
            <office:change-info>
              <dc:creator>Unknown Author</dc:creator>
              <dc:date>2013-07-22T10:15:00</dc:date>
            </office:change-info>
            <text:p text:style-name="P5">Design a HTML <text:s/>page that tells about the e-recruitment. Process of e-recruitment from the user point of view should be provided. Users can be those who post the job and those who apply for the job.</text:p>
          </text:deletion>
        </text:changed-region>
        <text:changed-region xml:id="ct215389672" text:id="ct215389672">
          <text:deletion>
            <office:change-info>
              <dc:creator>Unknown Author</dc:creator>
              <dc:date>2013-07-22T10:16:00</dc:date>
            </office:change-info>
            <text:p text:style-name="P5">the placement consultants.( All the placement consultants and details about the placement consultant can be displayed</text:p>
          </text:deletion>
        </text:changed-region>
        <text:changed-region xml:id="ct215389568" text:id="ct215389568">
          <text:insertion>
            <office:change-info>
              <dc:creator>Unknown Author</dc:creator>
              <dc:date>2013-07-22T10:16:00</dc:date>
            </office:change-info>
          </text:insertion>
        </text:changed-region>
        <text:changed-region xml:id="ct215389984" text:id="ct215389984">
          <text:deletion>
            <office:change-info>
              <dc:creator>Unknown Author</dc:creator>
              <dc:date>2013-07-22T10:16:00</dc:date>
            </office:change-info>
            <text:p text:style-name="P4"><text:span text:style-name="T1">the various types of <text:s/>test(BCG, Written,Technical,HR)</text:span></text:p>
          </text:deletion>
        </text:changed-region>
        <text:changed-region xml:id="ct215390088" text:id="ct215390088">
          <text:insertion>
            <office:change-info>
              <dc:creator>Unknown Author</dc:creator>
              <dc:date>2013-07-22T10:16:00</dc:date>
            </office:change-info>
          </text:insertion>
        </text:changed-region>
        <text:changed-region xml:id="ct215389880" text:id="ct215389880">
          <text:insertion>
            <office:change-info>
              <dc:creator>Unknown Author</dc:creator>
              <dc:date>2013-07-22T10:17:00</dc:date>
            </office:change-info>
          </text:insertion>
        </text:changed-region>
        <text:changed-region xml:id="ct208925288" text:id="ct208925288">
          <text:insertion>
            <office:change-info>
              <dc:creator>Unknown Author</dc:creator>
              <dc:date>2013-07-19T17:00:00</dc:date>
            </office:change-info>
          </text:insertion>
        </text:changed-region>
        <text:changed-region xml:id="ct208925392" text:id="ct208925392">
          <text:insertion>
            <office:change-info>
              <dc:creator>Unknown Author</dc:creator>
              <dc:date>2013-07-19T16:59:00</dc:date>
            </office:change-info>
          </text:insertion>
        </text:changed-region>
        <text:changed-region xml:id="ct208925496" text:id="ct208925496">
          <text:insertion>
            <office:change-info>
              <dc:creator>Unknown Author</dc:creator>
              <dc:date>2013-07-19T17:00:00</dc:date>
            </office:change-info>
          </text:insertion>
        </text:changed-region>
        <text:changed-region xml:id="ct215862800" text:id="ct215862800">
          <text:insertion>
            <office:change-info>
              <dc:creator>Unknown Author</dc:creator>
              <dc:date>2013-07-22T10:18:00</dc:date>
            </office:change-info>
          </text:insertion>
        </text:changed-region>
        <text:changed-region xml:id="ct215862176" text:id="ct215862176">
          <text:insertion>
            <office:change-info>
              <dc:creator>Unknown Author</dc:creator>
              <dc:date>2013-07-22T10:19:00</dc:date>
            </office:change-info>
          </text:insertion>
        </text:changed-region>
        <text:changed-region xml:id="ct215862904" text:id="ct215862904">
          <text:deletion>
            <office:change-info>
              <dc:creator>Unknown Author</dc:creator>
              <dc:date>2013-07-22T10:18:00</dc:date>
            </office:change-info>
            <text:p text:style-name="P5">Design a page which adds the placement consultants. The page should accept the placement consultant name, password and Location</text:p>
          </text:deletion>
        </text:changed-region>
        <text:changed-region xml:id="ct215862384" text:id="ct215862384">
          <text:deletion>
            <office:change-info>
              <dc:creator>Unknown Author</dc:creator>
              <dc:date>2013-07-22T10:18:00</dc:date>
            </office:change-info>
            <text:p text:style-name="P6"><text:span text:style-name="T2"><text:s/>Design a page to create test. The page should accept the test administrator name, vacancy id, written test, technical interview date and HR interview date</text:span></text:p>
          </text:deletion>
        </text:changed-region>
        <text:changed-region xml:id="ct215862488" text:id="ct215862488">
          <text:insertion>
            <office:change-info>
              <dc:creator>Unknown Author</dc:creator>
              <dc:date>2013-07-22T10:19:00</dc:date>
            </office:change-info>
          </text:insertion>
        </text:changed-region>
        <text:changed-region xml:id="ct215862592" text:id="ct215862592">
          <text:deletion>
            <office:change-info>
              <dc:creator>Unknown Author</dc:creator>
              <dc:date>2013-07-22T10:19:00</dc:date>
            </office:change-info>
            <text:p text:style-name="P6"><text:span text:style-name="T2"><text:s/>Design a page to enter the status of candidate in the test. The page should </text:span></text:p>
          </text:deletion>
        </text:changed-region>
        <text:changed-region xml:id="ct214563720" text:id="ct214563720">
          <text:deletion>
            <office:change-info>
              <dc:creator>Unknown Author</dc:creator>
              <dc:date>2013-07-22T10:09:00</dc:date>
            </office:change-info>
            <text:p text:style-name="P6"><text:span text:style-name="T2">contain</text:span></text:p>
          </text:deletion>
        </text:changed-region>
        <text:changed-region xml:id="ct214564552" text:id="ct214564552">
          <text:deletion>
            <office:change-info>
              <dc:creator>Unknown Author</dc:creator>
              <dc:date>2013-07-22T10:19:00</dc:date>
            </office:change-info>
            <text:p text:style-name="P6"><text:span text:style-name="T2"><text:s/>the administrator’s name, candidates name,status of written test,technical interview, HR interview and BCG status.</text:span></text:p>
          </text:deletion>
        </text:changed-region>
        <text:changed-region xml:id="ct215862696" text:id="ct215862696">
          <text:insertion>
            <office:change-info>
              <dc:creator>Unknown Author</dc:creator>
              <dc:date>2013-07-22T10:19:00</dc:date>
            </office:change-info>
          </text:insertion>
        </text:changed-region>
        <text:changed-region xml:id="ct214563928" text:id="ct214563928">
          <text:insertion>
            <office:change-info>
              <dc:creator>Unknown Author</dc:creator>
              <dc:date>2013-07-22T10:10:00</dc:date>
            </office:change-info>
          </text:insertion>
        </text:changed-region>
        <text:changed-region xml:id="ct214563408" text:id="ct214563408">
          <text:deletion>
            <office:change-info>
              <dc:creator>Unknown Author</dc:creator>
              <dc:date>2013-07-22T10:10:00</dc:date>
            </office:change-info>
            <text:p text:style-name="P4">Actions and Validations</text:p>
          </text:deletion>
        </text:changed-region>
        <text:changed-region xml:id="ct214566320" text:id="ct214566320">
          <text:insertion>
            <office:change-info>
              <dc:creator>Unknown Author</dc:creator>
              <dc:date>2013-07-22T10:13:00</dc:date>
            </office:change-info>
          </text:insertion>
        </text:changed-region>
        <text:changed-region xml:id="ct214566216" text:id="ct214566216">
          <text:deletion>
            <office:change-info>
              <dc:creator>Unknown Author</dc:creator>
              <dc:date>2013-07-22T10:13:00</dc:date>
            </office:change-info>
            <text:p text:style-name="P7">for</text:p>
          </text:deletion>
        </text:changed-region>
        <text:changed-region xml:id="ct214565800" text:id="ct214565800">
          <text:deletion>
            <office:change-info>
              <dc:creator>Unknown Author</dc:creator>
              <dc:date>2013-07-22T10:13:00</dc:date>
            </office:change-info>
            <text:p text:style-name="P7">request</text:p>
          </text:deletion>
        </text:changed-region>
        <text:changed-region xml:id="ct215380832" text:id="ct215380832">
          <text:insertion>
            <office:change-info>
              <dc:creator>Unknown Author</dc:creator>
              <dc:date>2013-07-22T10:20:00</dc:date>
            </office:change-info>
          </text:insertion>
        </text:changed-region>
        <text:changed-region xml:id="ct215390400" text:id="ct215390400">
          <text:insertion>
            <office:change-info>
              <dc:creator>Unknown Author</dc:creator>
              <dc:date>2013-07-22T10:21:00</dc:date>
            </office:change-info>
          </text:insertion>
        </text:changed-region>
        <text:changed-region xml:id="ct214566424" text:id="ct214566424">
          <text:deletion>
            <office:change-info>
              <dc:creator>Unknown Author</dc:creator>
              <dc:date>2013-07-22T10:13:00</dc:date>
            </office:change-info>
            <text:p text:style-name="P6"><text:span text:style-name="T3"><text:s/>Design a <text:s/>page for recruitment request. The page should accept the no. of positions,skills, experience, location, business domain,expected joining date and placement consultant.</text:span></text:p>
          </text:deletion>
        </text:changed-region>
        <text:changed-region xml:id="ct214566528" text:id="ct214566528">
          <text:insertion>
            <office:change-info>
              <dc:creator>Unknown Author</dc:creator>
              <dc:date>2013-07-22T10:13:00</dc:date>
            </office:change-info>
          </text:insertion>
        </text:changed-region>
        <text:changed-region xml:id="ct214566112" text:id="ct214566112">
          <text:insertion>
            <office:change-info>
              <dc:creator>Unknown Author</dc:creator>
              <dc:date>2013-07-22T10:14:00</dc:date>
            </office:change-info>
          </text:insertion>
        </text:changed-region>
        <text:changed-region xml:id="ct214569192" text:id="ct214569192">
          <text:insertion>
            <office:change-info>
              <dc:creator>Unknown Author</dc:creator>
              <dc:date>2013-07-22T10:21:00</dc:date>
            </office:change-info>
          </text:insertion>
        </text:changed-region>
        <text:changed-region xml:id="ct214569088" text:id="ct214569088">
          <text:insertion>
            <office:change-info>
              <dc:creator>Unknown Author</dc:creator>
              <dc:date>2013-07-22T10:22:00</dc:date>
            </office:change-info>
          </text:insertion>
        </text:changed-region>
        <text:changed-region xml:id="ct214565592" text:id="ct214565592">
          <text:insertion>
            <office:change-info>
              <dc:creator>Unknown Author</dc:creator>
              <dc:date>2013-07-22T10:12:00</dc:date>
            </office:change-info>
          </text:insertion>
        </text:changed-region>
        <text:changed-region xml:id="ct214569296" text:id="ct214569296">
          <text:insertion>
            <office:change-info>
              <dc:creator>Unknown Author</dc:creator>
              <dc:date>2013-07-22T10:22:00</dc:date>
            </office:change-info>
          </text:insertion>
        </text:changed-region>
        <text:changed-region xml:id="ct214565488" text:id="ct214565488">
          <text:insertion>
            <office:change-info>
              <dc:creator>Unknown Author</dc:creator>
              <dc:date>2013-07-22T10:12:00</dc:date>
            </office:change-info>
          </text:insertion>
        </text:changed-region>
        <text:changed-region xml:id="ct214565696" text:id="ct214565696">
          <text:insertion>
            <office:change-info>
              <dc:creator>Unknown Author</dc:creator>
              <dc:date>2013-07-22T10:13:00</dc:date>
            </office:change-info>
          </text:insertion>
        </text:changed-region>
        <text:changed-region xml:id="ct214569400" text:id="ct214569400">
          <text:insertion>
            <office:change-info>
              <dc:creator>Unknown Author</dc:creator>
              <dc:date>2013-07-22T10:23:00</dc:date>
            </office:change-info>
          </text:insertion>
        </text:changed-region>
        <text:changed-region xml:id="ct214565176" text:id="ct214565176">
          <text:insertion>
            <office:change-info>
              <dc:creator>Unknown Author</dc:creator>
              <dc:date>2013-07-22T10:11:00</dc:date>
            </office:change-info>
          </text:insertion>
        </text:changed-region>
        <text:changed-region xml:id="ct214570232" text:id="ct214570232">
          <text:insertion>
            <office:change-info>
              <dc:creator>Unknown Author</dc:creator>
              <dc:date>2013-07-22T10:31:00</dc:date>
            </office:change-info>
          </text:insertion>
        </text:changed-region>
        <text:changed-region xml:id="ct214569504" text:id="ct214569504">
          <text:insertion>
            <office:change-info>
              <dc:creator>Unknown Author</dc:creator>
              <dc:date>2013-07-22T10:23:00</dc:date>
            </office:change-info>
          </text:insertion>
        </text:changed-region>
        <text:changed-region xml:id="ct214569712" text:id="ct214569712">
          <text:insertion>
            <office:change-info>
              <dc:creator>Unknown Author</dc:creator>
              <dc:date>2013-07-22T10:24:00</dc:date>
            </office:change-info>
          </text:insertion>
        </text:changed-region>
        <text:changed-region xml:id="ct214565280" text:id="ct214565280">
          <text:insertion>
            <office:change-info>
              <dc:creator>Unknown Author</dc:creator>
              <dc:date>2013-07-22T10:11:00</dc:date>
            </office:change-info>
          </text:insertion>
        </text:changed-region>
        <text:changed-region xml:id="ct214565384" text:id="ct214565384">
          <text:insertion>
            <office:change-info>
              <dc:creator>Unknown Author</dc:creator>
              <dc:date>2013-07-22T10:12:00</dc:date>
            </office:change-info>
          </text:insertion>
        </text:changed-region>
        <text:changed-region xml:id="ct214569816" text:id="ct214569816">
          <text:insertion>
            <office:change-info>
              <dc:creator>Unknown Author</dc:creator>
              <dc:date>2013-07-22T10:24:00</dc:date>
            </office:change-info>
          </text:insertion>
        </text:changed-region>
        <text:changed-region xml:id="ct214564032" text:id="ct214564032">
          <text:insertion>
            <office:change-info>
              <dc:creator>Unknown Author</dc:creator>
              <dc:date>2013-07-22T10:10:00</dc:date>
            </office:change-info>
          </text:insertion>
        </text:changed-region>
        <text:changed-region xml:id="ct214569608" text:id="ct214569608">
          <text:insertion>
            <office:change-info>
              <dc:creator>Unknown Author</dc:creator>
              <dc:date>2013-07-22T10:25:00</dc:date>
            </office:change-info>
          </text:insertion>
        </text:changed-region>
        <text:changed-region xml:id="ct214576576" text:id="ct214576576">
          <text:insertion>
            <office:change-info>
              <dc:creator>Unknown Author</dc:creator>
              <dc:date>2013-07-22T10:26:00</dc:date>
            </office:change-info>
          </text:insertion>
        </text:changed-region>
        <text:changed-region xml:id="ct214576784" text:id="ct214576784">
          <text:insertion>
            <office:change-info>
              <dc:creator>Unknown Author</dc:creator>
              <dc:date>2013-07-22T10:27:00</dc:date>
            </office:change-info>
          </text:insertion>
        </text:changed-region>
        <text:changed-region xml:id="ct214576680" text:id="ct214576680">
          <text:insertion>
            <office:change-info>
              <dc:creator>Unknown Author</dc:creator>
              <dc:date>2013-07-22T10:30:00</dc:date>
            </office:change-info>
          </text:insertion>
        </text:changed-region>
        <text:changed-region xml:id="ct214576992" text:id="ct214576992">
          <text:insertion>
            <office:change-info>
              <dc:creator>Unknown Author</dc:creator>
              <dc:date>2013-07-22T10:31:00</dc:date>
            </office:change-info>
          </text:insertion>
        </text:changed-region>
        <text:changed-region xml:id="ct214576368" text:id="ct214576368">
          <text:deletion>
            <office:change-info>
              <dc:creator>Unknown Author</dc:creator>
              <dc:date>2013-07-22T10:33:00</dc:date>
            </office:change-info>
            <text:list xml:id="list30233975" text:style-name="L2">
              <text:list-header>
                <text:p text:style-name="P8">Module 1: Initiation of recruitment process</text:p>
                <text:list>
                  <text:list-item>
                    <text:p text:style-name="P8">Display the vacancy request with skills required in Upper case, location in lowercase. Use the convert to display date in proper format</text:p>
                  </text:list-item>
                  <text:list-item>
                    <text:p text:style-name="P9">View existing Recruitment Request by date,Placement Consultants, by location of vacancies, by skill set, by domain and by number of years of experience</text:p>
                  </text:list-item>
                  <text:list-item>
                    <text:p text:style-name="P8">Display all the placement consultant details with their name in uppercase</text:p>
                  </text:list-item>
                </text:list>
              </text:list-header>
            </text:list>
            <text:list xml:id="list30222893" text:style-name="L3">
              <text:list-item>
                <text:list>
                  <text:list-header>
                    <text:p text:style-name="P10"><text:tab/></text:p>
                  </text:list-header>
                </text:list>
              </text:list-item>
            </text:list>
            <text:list xml:id="list30588280" text:continue-list="list30233975" text:style-name="L2">
              <text:list-header>
                <text:p text:style-name="P8">Module 2: Recruitment process</text:p>
              </text:list-header>
            </text:list>
            <text:list xml:id="list30239252" text:style-name="L4">
              <text:list-item>
                <text:list>
                  <text:list-item>
                    <text:p text:style-name="P11">Display the candidates details</text:p>
                  </text:list-item>
                  <text:list-item>
                    <text:p text:style-name="P11">Display the test administrators</text:p>
                  </text:list-item>
                  <text:list-item>
                    <text:p text:style-name="P11">Display test and interview scheduled by vacancy ID</text:p>
                  </text:list-item>
                </text:list>
              </text:list-item>
            </text:list>
            <text:list xml:id="list30225187" text:style-name="L5">
              <text:list-item>
                <text:list>
                  <text:list-header>
                    <text:p text:style-name="P12"/>
                  </text:list-header>
                </text:list>
              </text:list-item>
            </text:list>
            <text:list xml:id="list30599397" text:continue-list="list30588280" text:style-name="L2">
              <text:list-header>
                <text:p text:style-name="P8">Module 3: On Boarding</text:p>
              </text:list-header>
            </text:list>
            <text:list xml:id="list30221275" text:style-name="L6">
              <text:list-item>
                <text:list>
                  <text:list-item>
                    <text:p text:style-name="P13">Display BGC test administrators</text:p>
                  </text:list-item>
                  <text:list-item>
                    <text:p text:style-name="P14">Display the test and interview status for each candidate.</text:p>
                  </text:list-item>
                </text:list>
              </text:list-item>
            </text:list>
            <text:list xml:id="list30600770" text:continue-list="list30599397" text:style-name="L2">
              <text:list-item>
                <text:p text:style-name="P15"><text:span text:style-name="T4">Display all the employees</text:span></text:p>
              </text:list-item>
            </text:list>
          </text:deletion>
        </text:changed-region>
        <text:changed-region xml:id="ct271221824" text:id="ct271221824">
          <text:insertion>
            <office:change-info>
              <dc:creator>Unknown Author</dc:creator>
              <dc:date>2013-07-22T10:33:00</dc:date>
            </office:change-info>
          </text:insertion>
        </text:changed-region>
        <text:changed-region xml:id="ct271222240" text:id="ct271222240">
          <text:insertion>
            <office:change-info>
              <dc:creator>Unknown Author</dc:creator>
              <dc:date>2013-07-22T10:34:00</dc:date>
            </office:change-info>
          </text:insertion>
        </text:changed-region>
        <text:changed-region xml:id="ct271221512" text:id="ct271221512">
          <text:deletion>
            <office:change-info>
              <dc:creator>Unknown Author</dc:creator>
              <dc:date>2013-07-22T10:34:00</dc:date>
            </office:change-info>
            <text:list xml:id="list30594865" text:continue-numbering="true" text:style-name="L2">
              <text:list-header>
                <text:p text:style-name="P15"><text:span text:style-name="T3">Module 1: Initiation of recruitment process</text:span></text:p>
                <text:list>
                  <text:list-item>
                    <text:p text:style-name="P8">Display the vacancy request with skills required in Upper case, location in lowercase. Use the convert to display date in proper format</text:p>
                  </text:list-item>
                  <text:list-item>
                    <text:p text:style-name="P9">View existing Recruitment Request by date,Placement Consultants, by location of vacancies, by skill set, by domain and by number of years of experience</text:p>
                  </text:list-item>
                  <text:list-item>
                    <text:p text:style-name="P8">Display all the placement consultant details with their name in uppercase</text:p>
                    <text:p text:style-name="P8"><text:tab/></text:p>
                  </text:list-item>
                </text:list>
                <text:p text:style-name="P8">Module 2: Recruitment process</text:p>
                <text:list text:continue-numbering="true">
                  <text:list-item>
                    <text:p text:style-name="P8">Display the candidates details</text:p>
                  </text:list-item>
                  <text:list-item>
                    <text:p text:style-name="P8">Display the test administrators</text:p>
                  </text:list-item>
                  <text:list-item>
                    <text:p text:style-name="P8">Display test and interview scheduled by vacancy ID</text:p>
                    <text:p text:style-name="P8"/>
                  </text:list-item>
                </text:list>
                <text:p text:style-name="P8">Module 3: On Boarding</text:p>
                <text:list text:continue-numbering="true">
                  <text:list-item>
                    <text:p text:style-name="P8">Display BGC test administrators</text:p>
                  </text:list-item>
                  <text:list-item>
                    <text:p text:style-name="P16">Display the test and interview status for each candidate.</text:p>
                  </text:list-item>
                </text:list>
              </text:list-header>
              <text:list-item>
                <text:p text:style-name="P17">Display all the employees</text:p>
              </text:list-item>
            </text:list>
          </text:deletion>
        </text:changed-region>
        <text:changed-region xml:id="ct271230248" text:id="ct271230248">
          <text:insertion>
            <office:change-info>
              <dc:creator>Unknown Author</dc:creator>
              <dc:date>2013-07-22T10:35:00</dc:date>
            </office:change-info>
          </text:insertion>
        </text:changed-region>
        <text:changed-region xml:id="ct271230352" text:id="ct271230352">
          <text:deletion>
            <office:change-info>
              <dc:creator>Unknown Author</dc:creator>
              <dc:date>2013-07-22T10:35:00</dc:date>
            </office:change-info>
            <text:p text:style-name="P18">Display the vacancy request with skills required in Upper case, location in lowercase. Use the convert to display date in proper format</text:p>
          </text:deletion>
        </text:changed-region>
        <text:changed-region xml:id="ct271230456" text:id="ct271230456">
          <text:deletion>
            <office:change-info>
              <dc:creator>Unknown Author</dc:creator>
              <dc:date>2013-07-22T10:35:00</dc:date>
            </office:change-info>
            <text:p text:style-name="P19">View existing Recruitment Request by date,Placement Consultants, by location of vacancies, by skill set, by domain and by number of years of experience</text:p>
          </text:deletion>
        </text:changed-region>
        <text:changed-region xml:id="ct271230560" text:id="ct271230560">
          <text:insertion>
            <office:change-info>
              <dc:creator>Unknown Author</dc:creator>
              <dc:date>2013-07-22T10:35:00</dc:date>
            </office:change-info>
          </text:insertion>
        </text:changed-region>
        <text:changed-region xml:id="ct271223696" text:id="ct271223696">
          <text:insertion>
            <office:change-info>
              <dc:creator>Unknown Author</dc:creator>
              <dc:date>2013-07-22T10:36:00</dc:date>
            </office:change-info>
          </text:insertion>
        </text:changed-region>
        <text:changed-region xml:id="ct271230768" text:id="ct271230768">
          <text:deletion>
            <office:change-info>
              <dc:creator>Unknown Author</dc:creator>
              <dc:date>2013-07-22T10:36:00</dc:date>
            </office:change-info>
            <text:p text:style-name="P18">Display all the placement consultant details with their name in uppercase</text:p>
          </text:deletion>
        </text:changed-region>
        <text:changed-region xml:id="ct271230872" text:id="ct271230872">
          <text:insertion>
            <office:change-info>
              <dc:creator>Unknown Author</dc:creator>
              <dc:date>2013-07-22T10:36:00</dc:date>
            </office:change-info>
          </text:insertion>
        </text:changed-region>
        <text:changed-region xml:id="ct271231080" text:id="ct271231080">
          <text:insertion>
            <office:change-info>
              <dc:creator>Unknown Author</dc:creator>
              <dc:date>2013-07-22T10:37:00</dc:date>
            </office:change-info>
          </text:insertion>
        </text:changed-region>
        <text:changed-region xml:id="ct271230976" text:id="ct271230976">
          <text:deletion>
            <office:change-info>
              <dc:creator>Unknown Author</dc:creator>
              <dc:date>2013-07-22T10:37:00</dc:date>
            </office:change-info>
            <text:p text:style-name="P18">Display the candidates details</text:p>
          </text:deletion>
        </text:changed-region>
        <text:changed-region xml:id="ct271231184" text:id="ct271231184">
          <text:deletion>
            <office:change-info>
              <dc:creator>Unknown Author</dc:creator>
              <dc:date>2013-07-22T10:37:00</dc:date>
            </office:change-info>
            <text:list xml:id="list30227549" text:style-name="L7">
              <text:list-item>
                <text:list>
                  <text:list-item>
                    <text:p text:style-name="P20">Display the test administrators</text:p>
                  </text:list-item>
                </text:list>
              </text:list-item>
            </text:list>
          </text:deletion>
        </text:changed-region>
        <text:changed-region xml:id="ct271231288" text:id="ct271231288">
          <text:deletion>
            <office:change-info>
              <dc:creator>Unknown Author</dc:creator>
              <dc:date>2013-07-22T10:37:00</dc:date>
            </office:change-info>
            <text:p text:style-name="P18">Display test and interview scheduled by vacancy ID</text:p>
          </text:deletion>
        </text:changed-region>
        <text:changed-region xml:id="ct271231392" text:id="ct271231392">
          <text:insertion>
            <office:change-info>
              <dc:creator>Unknown Author</dc:creator>
              <dc:date>2013-07-22T10:37:00</dc:date>
            </office:change-info>
          </text:insertion>
        </text:changed-region>
        <text:changed-region xml:id="ct271230664" text:id="ct271230664">
          <text:insertion>
            <office:change-info>
              <dc:creator>Unknown Author</dc:creator>
              <dc:date>2013-07-22T10:38:00</dc:date>
            </office:change-info>
          </text:insertion>
        </text:changed-region>
        <text:changed-region xml:id="ct271231600" text:id="ct271231600">
          <text:deletion>
            <office:change-info>
              <dc:creator>Unknown Author</dc:creator>
              <dc:date>2013-07-22T10:38:00</dc:date>
            </office:change-info>
            <text:p text:style-name="P18">Display BGC test administrators</text:p>
          </text:deletion>
        </text:changed-region>
        <text:changed-region xml:id="ct271231704" text:id="ct271231704">
          <text:insertion>
            <office:change-info>
              <dc:creator>Unknown Author</dc:creator>
              <dc:date>2013-07-22T10:38:00</dc:date>
            </office:change-info>
          </text:insertion>
        </text:changed-region>
        <text:changed-region xml:id="ct271231496" text:id="ct271231496">
          <text:insertion>
            <office:change-info>
              <dc:creator>Unknown Author</dc:creator>
              <dc:date>2013-07-22T10:39:00</dc:date>
            </office:change-info>
          </text:insertion>
        </text:changed-region>
        <text:changed-region xml:id="ct271231912" text:id="ct271231912">
          <text:insertion>
            <office:change-info>
              <dc:creator>Unknown Author</dc:creator>
              <dc:date>2013-07-22T10:40:00</dc:date>
            </office:change-info>
          </text:insertion>
        </text:changed-region>
        <text:changed-region xml:id="ct271222864" text:id="ct271222864">
          <text:insertion>
            <office:change-info>
              <dc:creator>Unknown Author</dc:creator>
              <dc:date>2013-07-22T10:41:00</dc:date>
            </office:change-info>
          </text:insertion>
        </text:changed-region>
        <text:changed-region xml:id="ct271231808" text:id="ct271231808">
          <text:deletion>
            <office:change-info>
              <dc:creator>Unknown Author</dc:creator>
              <dc:date>2013-07-22T10:40:00</dc:date>
            </office:change-info>
            <text:list xml:id="list30240492" text:style-name="L8">
              <text:list-item>
                <text:list>
                  <text:list-item>
                    <text:p text:style-name="P21">Display the test and interview status for each candidate.</text:p>
                  </text:list-item>
                </text:list>
              </text:list-item>
            </text:list>
          </text:deletion>
        </text:changed-region>
        <text:changed-region xml:id="ct271232016" text:id="ct271232016">
          <text:deletion>
            <office:change-info>
              <dc:creator>Unknown Author</dc:creator>
              <dc:date>2013-07-22T10:40:00</dc:date>
            </office:change-info>
            <text:list xml:id="list30589314" text:continue-numbering="true" text:style-name="L8">
              <text:list-item>
                <text:list>
                  <text:list-item>
                    <text:p text:style-name="P22">Display all the employees</text:p>
                  </text:list-item>
                </text:list>
              </text:list-item>
            </text:list>
          </text:deletion>
        </text:changed-region>
        <text:changed-region xml:id="ct271221304" text:id="ct271221304">
          <text:insertion>
            <office:change-info>
              <dc:creator>Unknown Author</dc:creator>
              <dc:date>2013-07-22T10:34:00</dc:date>
            </office:change-info>
          </text:insertion>
        </text:changed-region>
        <text:changed-region xml:id="ct271220992" text:id="ct271220992">
          <text:deletion>
            <office:change-info>
              <dc:creator>Unknown Author</dc:creator>
              <dc:date>2013-07-22T10:34:00</dc:date>
            </office:change-info>
            <text:list xml:id="list30581419" text:continue-numbering="true" text:style-name="L8">
              <text:list-header>
                <text:p text:style-name="P23"><text:span text:style-name="T3">Module 1: Initiation of recruitment process</text:span></text:p>
                <text:list text:continue-numbering="true">
                  <text:list-item>
                    <text:p text:style-name="P24">Display the vacancy request with skills required in Upper case, location in lowercase. Use the convert to display date in proper format</text:p>
                  </text:list-item>
                  <text:list-item>
                    <text:p text:style-name="P25">View existing Recruitment Request by date,Placement Consultants, by location of vacancies, by skill set, by domain and by number of years of experience</text:p>
                  </text:list-item>
                  <text:list-item>
                    <text:p text:style-name="P24">Display all the placement consultant details with their name in uppercase</text:p>
                    <text:p text:style-name="P24"><text:tab/></text:p>
                  </text:list-item>
                </text:list>
                <text:p text:style-name="P24">Module 2: Recruitment process</text:p>
                <text:list text:continue-numbering="true">
                  <text:list-item>
                    <text:p text:style-name="P24">Display the candidates details</text:p>
                  </text:list-item>
                  <text:list-item>
                    <text:p text:style-name="P24">Display the test administrators</text:p>
                  </text:list-item>
                  <text:list-item>
                    <text:p text:style-name="P24">Display test and interview scheduled by vacancy ID</text:p>
                    <text:p text:style-name="P24"/>
                  </text:list-item>
                </text:list>
                <text:p text:style-name="P24">Module 3: On Boarding</text:p>
                <text:list text:continue-numbering="true">
                  <text:list-item>
                    <text:p text:style-name="P24">Display BGC test administrators</text:p>
                  </text:list-item>
                  <text:list-item>
                    <text:p text:style-name="P21">Display the test and interview status for each candidate.</text:p>
                  </text:list-item>
                </text:list>
              </text:list-header>
            </text:list>
            <text:list xml:id="list30584982" text:continue-list="list30594865" text:style-name="L2">
              <text:list-item>
                <text:p text:style-name="P17">Display all the employees</text:p>
              </text:list-item>
            </text:list>
          </text:deletion>
        </text:changed-region>
        <text:changed-region xml:id="ct272186824" text:id="ct272186824">
          <text:insertion>
            <office:change-info>
              <dc:creator>Unknown Author</dc:creator>
              <dc:date>2013-07-22T10:41:00</dc:date>
            </office:change-info>
          </text:insertion>
        </text:changed-region>
        <text:changed-region xml:id="ct272186720" text:id="ct272186720">
          <text:insertion>
            <office:change-info>
              <dc:creator>Unknown Author</dc:creator>
              <dc:date>2013-07-22T10:42:00</dc:date>
            </office:change-info>
          </text:insertion>
        </text:changed-region>
        <text:changed-region xml:id="ct271233160" text:id="ct271233160">
          <text:deletion>
            <office:change-info>
              <dc:creator>Unknown Author</dc:creator>
              <dc:date>2013-07-22T10:41:00</dc:date>
            </office:change-info>
            <text:list xml:id="list30604689" text:continue-numbering="true" text:style-name="L2">
              <text:list-item>
                <text:list>
                  <text:list-item>
                    <text:p text:style-name="P8">Display the vacancy request with skills required in Upper case, location in lowercase. Use the convert to display date in proper format</text:p>
                  </text:list-item>
                  <text:list-item>
                    <text:p text:style-name="P9">View existing Recruitment Request by date,Placement Consultants, by location of vacancies, by skill set, by domain and by number of years of experience</text:p>
                  </text:list-item>
                  <text:list-item>
                    <text:p text:style-name="P8">Display all the placement consultant details with their name in uppercase</text:p>
                  </text:list-item>
                </text:list>
              </text:list-item>
            </text:list>
          </text:deletion>
        </text:changed-region>
        <text:changed-region xml:id="ct272186928" text:id="ct272186928">
          <text:insertion>
            <office:change-info>
              <dc:creator>Unknown Author</dc:creator>
              <dc:date>2013-07-22T10:42:00</dc:date>
            </office:change-info>
          </text:insertion>
        </text:changed-region>
        <text:changed-region xml:id="ct272180376" text:id="ct272180376">
          <text:insertion>
            <office:change-info>
              <dc:creator>Unknown Author</dc:creator>
              <dc:date>2013-07-22T10:43:00</dc:date>
            </office:change-info>
          </text:insertion>
        </text:changed-region>
        <text:changed-region xml:id="ct272187136" text:id="ct272187136">
          <text:deletion>
            <office:change-info>
              <dc:creator>Unknown Author</dc:creator>
              <dc:date>2013-07-22T10:43:00</dc:date>
            </office:change-info>
            <text:list xml:id="list30593430" text:continue-numbering="true" text:style-name="L2">
              <text:list-item>
                <text:list>
                  <text:list-item>
                    <text:p text:style-name="P8">Display the test administrators</text:p>
                  </text:list-item>
                </text:list>
              </text:list-item>
            </text:list>
            <text:list xml:id="list30223254" text:style-name="L9">
              <text:list-item>
                <text:list>
                  <text:list-item>
                    <text:p text:style-name="P26">Display test and interview scheduled by vacancy ID</text:p>
                  </text:list-item>
                </text:list>
              </text:list-item>
            </text:list>
          </text:deletion>
        </text:changed-region>
        <text:changed-region xml:id="ct271232120" text:id="ct271232120">
          <text:insertion>
            <office:change-info>
              <dc:creator>Unknown Author</dc:creator>
              <dc:date>2013-07-22T10:43:00</dc:date>
            </office:change-info>
          </text:insertion>
        </text:changed-region>
        <text:changed-region xml:id="ct272187032" text:id="ct272187032">
          <text:insertion>
            <office:change-info>
              <dc:creator>Unknown Author</dc:creator>
              <dc:date>2013-07-22T10:44:00</dc:date>
            </office:change-info>
          </text:insertion>
        </text:changed-region>
        <text:changed-region xml:id="ct272187240" text:id="ct272187240">
          <text:deletion>
            <office:change-info>
              <dc:creator>Unknown Author</dc:creator>
              <dc:date>2013-07-22T10:44:00</dc:date>
            </office:change-info>
            <text:list xml:id="list30234283" text:style-name="L10">
              <text:list-item>
                <text:list>
                  <text:list-item>
                    <text:p text:style-name="P27">Display the test and interview status for each candidate.</text:p>
                  </text:list-item>
                </text:list>
              </text:list-item>
            </text:list>
          </text:deletion>
        </text:changed-region>
        <text:changed-region xml:id="ct272187344" text:id="ct272187344">
          <text:insertion>
            <office:change-info>
              <dc:creator>Unknown Author</dc:creator>
              <dc:date>2013-07-22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olving Problem Scenario</text:p>
      <text:p text:style-name="P1"/>
      <text:p text:style-name="P1"/>
      <text:p text:style-name="P1">Numeric Computation</text:p>
      <text:list xml:id="list30238663" text:style-name="L11">
        <text:list-item>
          <text:list>
            <text:list-item>
              <text:list>
                <text:list-item>
                  <text:p text:style-name="P44">A person wants to registers in the e-recruitment system. He has to provide the following detail – name, DOB, Percentage in 10<text:span text:style-name="T5">th</text:span> and percentage in 12<text:span text:style-name="T5">th</text:span>. The system should calculate the age of the person. ( Note. DOB should be less than today's date).</text:p>
                  <text:p text:style-name="P125"/>
                  <text:p text:style-name="P44"/>
                </text:list-item>
              </text:list>
            </text:list-item>
          </text:list>
        </text:list-item>
      </text:list>
      <text:p text:style-name="P3"/>
      <text:p text:style-name="P5"/>
      <text:list xml:id="list30240543" text:style-name="L12">
        <text:list-header>
          <text:p text:style-name="P45"><text:s/></text:p>
        </text:list-header>
      </text:list>
      <text:p text:style-name="P1"/>
      <text:p text:style-name="P1">Conditional Processing</text:p>
      <text:list xml:id="list30222747" text:style-name="L13">
        <text:list-item>
          <text:list>
            <text:list-item>
              <text:list>
                <text:list-item>
                  <text:p text:style-name="P46">A person wants to registers in the e-recruitment system. He has to provide the following detail – name, DOB, Percentage in 10<text:span text:style-name="T5">th</text:span> and percentage in 12<text:span text:style-name="T5">th</text:span>. The system should calculate the age of the person. The system should greet him if it is his birthday.</text:p>
                </text:list-item>
                <text:list-item>
                  <text:p text:style-name="P46">E-recruitment system raises vacancy request with the following attributes <text:span text:style-name="T10">no of position, skills, Experience, location,business domain,required by date. The required by date can not be more than 2 months from the requested date, so the users input should be validated with that condition and proper message should be displayed.</text:span></text:p>
                  <text:p text:style-name="P46"/>
                </text:list-item>
              </text:list>
            </text:list-item>
          </text:list>
        </text:list-item>
      </text:list>
      <text:list xml:id="list30241104" text:style-name="L14">
        <text:list-header>
          <text:p text:style-name="P47"/>
          <text:p text:style-name="P60"/>
        </text:list-header>
      </text:list>
      <text:p text:style-name="P1"/>
      <text:p text:style-name="P1">Routines, Methods, Divide and conquer</text:p>
      <text:list xml:id="list30227110" text:style-name="L15">
        <text:list-item>
          <text:list>
            <text:list-item>
              <text:list>
                <text:list-item>
                  <text:p text:style-name="P48">Write a <text:s/>method to accept the candidates details. The same method should return name and age of the person that is the method should calculate the person's age and return it to the main program(Use out parameter for processing). </text:p>
                  <text:p text:style-name="P48"/>
                </text:list-item>
              </text:list>
            </text:list-item>
          </text:list>
        </text:list-item>
      </text:list>
      <text:p text:style-name="P1"/>
      <text:p text:style-name="P1"/>
      <text:p text:style-name="P1">Basic Iterations,Basic text Processing</text:p>
      <text:list xml:id="list30223218" text:style-name="L16">
        <text:list-item>
          <text:list>
            <text:list-item>
              <text:list>
                <text:list-item>
                  <text:p text:style-name="P49">Add a set of customer name to the array. And display it. The name of the user should be displayed in caps.</text:p>
                </text:list-item>
                <text:list-item>
                  <text:p text:style-name="P49">Add a set of placement consultant's name. Give an option to the user to change the specific character(s) in existing name.</text:p>
                </text:list-item>
                <text:list-item>
                  <text:p text:style-name="P49">Add a list of domain and display it to the user with first letter in caps. There should not be any restriction in input. User can enter input in any case, on display use string functions to do the required task.</text:p>
                  <text:p text:style-name="P49"/>
                </text:list-item>
              </text:list>
            </text:list-item>
          </text:list>
        </text:list-item>
      </text:list>
      <text:p text:style-name="P3"><text:change text:change-id="ct110033400"/><text:change-start text:change-id="ct110033608"/></text:p>
      <text:p text:style-name="P3"/>
      <text:p text:style-name="P1">Exception Handling</text:p>
      <text:list xml:id="list30222355" text:style-name="L17">
        <text:list-item>
          <text:p text:style-name="P132">Get all the fields required for creating vacancy and and handle all possible exceptions</text:p>
        </text:list-item>
        <text:list-item>
          <text:p text:style-name="P132">Get candidate details and handle all possible exceptions</text:p>
        </text:list-item>
      </text:list>
      <text:p text:style-name="P5"/>
      <text:p text:style-name="P4"><text:change-end text:change-id="ct110033608"/><text:change text:change-id="ct110033712"/><text:tab/> <text:s/></text:p>
      <text:p text:style-name="P1"/>
      <text:p text:style-name="P1">Information Types</text:p>
      <text:list xml:id="list30237908" text:style-name="L18">
        <text:list-item>
          <text:list>
            <text:list-item>
              <text:list>
                <text:list-item>
                  <text:p text:style-name="P50">Identify the class from the case study</text:p>
                  <text:p text:style-name="P50"/>
                </text:list-item>
              </text:list>
            </text:list-item>
          </text:list>
        </text:list-item>
      </text:list>
      <text:p text:style-name="P1">Class Collaboration and relationships</text:p>
      <text:list xml:id="list30242711" text:style-name="L19">
        <text:list-item>
          <text:list>
            <text:list-item>
              <text:list>
                <text:list-item>
                  <text:p text:style-name="P51">Find the relation between the classes identified in the previous session</text:p>
                </text:list-item>
              </text:list>
            </text:list-item>
          </text:list>
        </text:list-item>
      </text:list>
      <text:p text:style-name="P4"><text:soft-page-break/></text:p>
      <text:p text:style-name="P4"/>
      <text:p text:style-name="P4"/>
      <text:p text:style-name="P4"/>
      <text:p text:style-name="P4"/>
      <text:p text:style-name="P4"/>
      <text:p text:style-name="P1">Working with collections</text:p>
      <text:list xml:id="list30245228" text:style-name="L20">
        <text:list-item>
          <text:list>
            <text:list-item>
              <text:list>
                <text:list-header>
                  <text:p text:style-name="P52"/>
                </text:list-header>
                <text:list-item>
                  <text:p text:style-name="P52">Create an application that add a list of vacancies. The vacancies if added by unit head then it is approved. If the vacancy is added by employee then it is unapproved, it goes to the unit head for approval. Give the following options </text:p>
                  <text:list>
                    <text:list-item>
                      <text:p text:style-name="P52">Add vacancy : The user has to enter his name and role in the system. Then the user is allowed to add the vacancy. Vacancy is added by specifying the required skills, experience, domain,location</text:p>
                    </text:list-item>
                    <text:list-item>
                      <text:p text:style-name="P52">Approve vacancy: Unit head approves the vacancies added by the employees</text:p>
                    </text:list-item>
                    <text:list-item>
                      <text:p text:style-name="P52">View vacancy : View all the vacancies. There should also be options to view the vacancy request by status.</text:p>
                    </text:list-item>
                  </text:list>
                </text:list-item>
                <text:list-item>
                  <text:p text:style-name="P52">Create a application that enables the employee to add/edit and view vacancy request</text:p>
                </text:list-item>
                <text:list-item>
                  <text:p text:style-name="P52">Create a application that enables the employee to add/edit and view placement consultants</text:p>
                  <text:p text:style-name="P52"/>
                </text:list-item>
              </text:list>
            </text:list-item>
          </text:list>
        </text:list-item>
      </text:list>
      <text:p text:style-name="P1"/>
      <text:p text:style-name="P1">Polymorphism</text:p>
      <text:list xml:id="list30246403" text:style-name="L21">
        <text:list-item>
          <text:list>
            <text:list-item>
              <text:list>
                <text:list-item>
                  <text:p text:style-name="P53">Create a class employee. Create another class test administrator and derive from employee class. <text:s/>Add the required attributes and methods to both the classes</text:p>
                  <text:p text:style-name="P53"/>
                </text:list-item>
              </text:list>
            </text:list-item>
          </text:list>
        </text:list-item>
      </text:list>
      <text:p text:style-name="P1"/>
      <text:p text:style-name="P1">Interface</text:p>
      <text:list xml:id="list30218424" text:style-name="L22">
        <text:list-item>
          <text:list>
            <text:list-item>
              <text:list>
                <text:list-item>
                  <text:p text:style-name="P54">Create an <text:s/>interface I Employee. Create a class Employee derived from the interface IEmployee. Create the interface object in main program and try to access it.</text:p>
                </text:list-item>
                <text:list-item>
                  <text:p text:style-name="P54">Create an application which has a set of placement consultant. Each placement consultant have a set of candidates in the placement consultancy.</text:p>
                  <text:p text:style-name="P54"/>
                </text:list-item>
              </text:list>
            </text:list-item>
          </text:list>
        </text:list-item>
      </text:list>
      <text:p text:style-name="P1"/>
      <text:p text:style-name="P1">Delegates and Events</text:p>
      <text:list xml:id="list30223130" text:style-name="L23">
        <text:list-item>
          <text:list>
            <text:list-item>
              <text:list>
                <text:list-item>
                  <text:p text:style-name="P55">Create a candidate and employee class. When ever candidate gets appointed notify using delegate and add him as a employee using delegate methods</text:p>
                  <text:p text:style-name="P55"/>
                </text:list-item>
              </text:list>
            </text:list-item>
          </text:list>
        </text:list-item>
      </text:list>
      <text:p text:style-name="P1"/>
      <text:p text:style-name="P1"/>
      <text:p text:style-name="P1">UI Case study Scenarios</text:p>
      <text:p text:style-name="P1"/>
      <text:p text:style-name="P1"/>
      <text:list xml:id="list30232737" text:style-name="L24">
        <text:list-item>
          <text:p text:style-name="P61">UI:HTML and CSS</text:p>
          <text:p text:style-name="P64">Module 1: Initiation of recruitment process</text:p>
          <text:list>
            <text:list-item>
              <text:list>
                <text:list-header>
                  <text:p text:style-name="P56"><text:change-start text:change-id="ct215389776"/>Design a HTML page that explains about creating a vacancy and placement consultants.<text:change-end text:change-id="ct215389776"/><text:change text:change-id="ct215380936"/></text:p>
                </text:list-header>
              </text:list>
            </text:list-item>
          </text:list>
        </text:list-item>
      </text:list>
      <text:p text:style-name="P5"/>
      <text:list xml:id="list30607129" text:continue-list="list30593430" text:style-name="L2">
        <text:list-header>
          <text:p text:style-name="P65">Module 2: Recruitment process</text:p>
        </text:list-header>
      </text:list>
      <text:list xml:id="list30245986" text:style-name="L25">
        <text:list-header>
          <text:p text:style-name="P57">Design a HTML page that has information about <text:change text:change-id="ct215389672"/><text:change-start text:change-id="ct215389568"/><text:s/>adding candidate profile and creating test schedule.<text:change-end text:change-id="ct215389568"/></text:p>
          <text:p text:style-name="P57"/>
        </text:list-header>
      </text:list>
      <text:list xml:id="list30599834" text:continue-list="list30607129" text:style-name="L2">
        <text:list-header>
          <text:p text:style-name="P65">Module 3: On Boarding</text:p>
          <text:list>
            <text:list-header>
              <text:p text:style-name="P62"><text:span text:style-name="T8"><text:s/></text:span><text:span text:style-name="T1">Design a HTML page that tells about </text:span><text:change text:change-id="ct215389984"/><text:change-start text:change-id="ct215390088"/><text:span text:style-name="T1">creating a bgc schedule and adding an employe</text:span><text:change-end text:change-id="ct215390088"/><text:change-start text:change-id="ct215389880"/><text:span text:style-name="T1">e.</text:span><text:change-end text:change-id="ct215389880"/></text:p>
            </text:list-header>
          </text:list>
        </text:list-header>
      </text:list>
      <text:p text:style-name="P5"><text:change-start text:change-id="ct208925288"/></text:p>
      <text:p text:style-name="P5"/>
      <text:p text:style-name="P5"/>
      <text:p text:style-name="P5"><text:soft-page-break/></text:p>
      <text:p text:style-name="P5"><text:change-end text:change-id="ct208925288"/></text:p>
      <text:list xml:id="list30583291" text:continue-list="list30232737" text:style-name="L24">
        <text:list-item>
          <text:list>
            <text:list-item>
              <text:list>
                <text:list-header>
                  <text:p text:style-name="P56"/>
                </text:list-header>
              </text:list>
            </text:list-item>
          </text:list>
        </text:list-item>
        <text:list-item>
          <text:p text:style-name="P61">UI:Accepting Inputs and Javascript<text:change-start text:change-id="ct208925392"/> and ac<text:change-end text:change-id="ct208925392"/><text:change-start text:change-id="ct208925496"/>tions and validation<text:change-end text:change-id="ct208925496"/></text:p>
          <text:list>
            <text:list-header>
              <text:p text:style-name="P61">All the pages given below are HTML pages having java script validation.</text:p>
            </text:list-header>
          </text:list>
          <text:p text:style-name="P64">Module 1: Initiation of recruitment process</text:p>
          <text:list text:continue-numbering="true">
            <text:list-header>
              <text:p text:style-name="P56"><text:s/><text:change-start text:change-id="ct215862800"/>Create a login page<text:change-end text:change-id="ct215862800"/><text:change-start text:change-id="ct215862176"/>. Users are validated using javascript and redirected to the respective page<text:change-end text:change-id="ct215862176"/><text:change text:change-id="ct215862904"/></text:p>
            </text:list-header>
          </text:list>
        </text:list-item>
      </text:list>
      <text:list xml:id="list30608485" text:continue-list="list30599834" text:style-name="L2">
        <text:list-header>
          <text:p text:style-name="P65">Module 2: Recruitment process</text:p>
        </text:list-header>
      </text:list>
      <text:list xml:id="list30583030" text:continue-list="list30583291" text:style-name="L24">
        <text:list-item>
          <text:list>
            <text:list-header>
              <text:p text:style-name="P129"><text:change text:change-id="ct215862384"/><text:change-start text:change-id="ct215862488"/><text:span text:style-name="T2"><text:s/>Create a login page. Users are validated using javascript and redirected to the respective page</text:span><text:change-end text:change-id="ct215862488"/></text:p>
            </text:list-header>
          </text:list>
        </text:list-item>
      </text:list>
      <text:list xml:id="list30594947" text:continue-list="list30608485" text:style-name="L2">
        <text:list-header>
          <text:p text:style-name="P65">Module 3: On Boarding</text:p>
        </text:list-header>
      </text:list>
      <text:list xml:id="list30576653" text:continue-list="list30583030" text:style-name="L24">
        <text:list-item>
          <text:list>
            <text:list-header>
              <text:p text:style-name="P129"><text:change text:change-id="ct215862592"/><text:change text:change-id="ct214563720"/><text:change text:change-id="ct214564552"/><text:change-start text:change-id="ct215862696"/><text:span text:style-name="T2"><text:s/>Create a login page. Users are validated using javascript and redirected to the respective page</text:span><text:change-end text:change-id="ct215862696"/></text:p>
              <text:p text:style-name="P126"/>
            </text:list-header>
          </text:list>
        </text:list-item>
        <text:list-item>
          <text:p text:style-name="P61">UI:<text:change-start text:change-id="ct214563928"/> Introduction to web programming<text:change-end text:change-id="ct214563928"/><text:change text:change-id="ct214563408"/></text:p>
          <text:list>
            <text:list-header>
              <text:p text:style-name="P61">All the pages given below are aspx pages with validations done using validation controls</text:p>
            </text:list-header>
          </text:list>
          <text:p text:style-name="P64">Module 1: Initiation of recruitment process</text:p>
          <text:list text:continue-numbering="true">
            <text:list-header>
              <text:p text:style-name="P68">1. <text:s/>Design a <text:s/>page <text:change-start text:change-id="ct214566320"/>to create <text:change-end text:change-id="ct214566320"/><text:change text:change-id="ct214566216"/><text:s/>vacancy <text:change text:change-id="ct214565800"/>. The page should accept the no. of positions,skills, experience, location, business domain,expected joining date<text:change-start text:change-id="ct215380832"/>. Joining date should be validated using javascript. Experience &amp; no of position should b<text:change-end text:change-id="ct215380832"/><text:change-start text:change-id="ct215390400"/>e validated using validation control.<text:change-end text:change-id="ct215390400"/></text:p>
              <text:p text:style-name="P129"><text:span text:style-name="T3">2. </text:span><text:change text:change-id="ct214566424"/><text:change-start text:change-id="ct214566528"/><text:span text:style-name="T2">Design a page to crea</text:span><text:change-end text:change-id="ct214566528"/><text:change-start text:change-id="ct214566112"/><text:span text:style-name="T2">te placement consultant. The page should accept placement consultant's name, location, password, confirm password.</text:span><text:change-end text:change-id="ct214566112"/><text:change-start text:change-id="ct214569192"/><text:span text:style-name="T2"> Page should be validated using validation controls. Passwo</text:span><text:change-end text:change-id="ct214569192"/><text:change-start text:change-id="ct214569088"/><text:span text:style-name="T2">rd format validation should be done using javascript</text:span><text:change-end text:change-id="ct214569088"/></text:p>
            </text:list-header>
          </text:list>
        </text:list-item>
      </text:list>
      <text:list xml:id="list30598924" text:continue-list="list30594947" text:style-name="L2">
        <text:list-header>
          <text:p text:style-name="P65">Module 2: Recruitment process</text:p>
        </text:list-header>
      </text:list>
      <text:list xml:id="list30587052" text:continue-list="list30576653" text:style-name="L24">
        <text:list-item>
          <text:list>
            <text:list-header>
              <text:p text:style-name="P61"><text:change-start text:change-id="ct214565592"/><text:span text:style-name="T1">1</text:span><text:change-end text:change-id="ct214565592"/><text:span text:style-name="T1"> <text:s/>Design a page to add candidate profile. The page should accept the vacancy id, candidate name, DOB. Location, Gender, percentage in 10</text:span><text:span text:style-name="T6">th</text:span><text:span text:style-name="T1"> and 12</text:span><text:span text:style-name="T6">th</text:span><text:span text:style-name="T1"> and also gaps in education and experience.</text:span><text:change-start text:change-id="ct214569296"/><text:span text:style-name="T1"> Validate DOB using javascript and remaining validation using validation controls</text:span><text:change-end text:change-id="ct214569296"/><text:change-start text:change-id="ct214565488"/></text:p>
              <text:p text:style-name="P61"><text:span text:style-name="T1">2. Design a page to create a test schedule, The page should accept vacancy id, written test date, tech</text:span><text:change-end text:change-id="ct214565488"/><text:change-start text:change-id="ct214565696"/><text:span text:style-name="T1">nical interview date and HR interview date.</text:span><text:change-end text:change-id="ct214565696"/><text:change-start text:change-id="ct214569400"/><text:span text:style-name="T1"> Do all date valiation using javascript. Format and mandatory field validation should be done using validation controls.</text:span><text:change-end text:change-id="ct214569400"/></text:p>
            </text:list-header>
          </text:list>
        </text:list-item>
      </text:list>
      <text:list xml:id="list30602915" text:continue-list="list30598924" text:style-name="L2">
        <text:list-header>
          <text:p text:style-name="P65">Module 3: On Boarding</text:p>
        </text:list-header>
      </text:list>
      <text:list xml:id="list30588972" text:continue-list="list30587052" text:style-name="L24">
        <text:list-item>
          <text:list>
            <text:list-header>
              <text:p text:style-name="P56"><text:change-start text:change-id="ct214565176"/>1.<text:change-end text:change-id="ct214565176"/>Design a page to add employees. The page should accept the name, DOB, Gender, location, Designation,Date of joining, Gender, ProjectID<text:change-start text:change-id="ct214570232"/>,experience and CTC<text:change-end text:change-id="ct214570232"/><text:change-start text:change-id="ct214569504"/>. DOB <text:change-end text:change-id="ct214569504"/><text:change-start text:change-id="ct214569712"/>validation should be done using javascript and format and mandatory field validation should be done using validation controls<text:change-end text:change-id="ct214569712"/><text:change-start text:change-id="ct214565280"/></text:p>
              <text:p text:style-name="P129"><text:span text:style-name="T2">2. Design a page to create BGC schedule. The page should accept From date,To date, Vacancy id, bcg admin i</text:span><text:change-end text:change-id="ct214565280"/><text:change-start text:change-id="ct214565384"/><text:span text:style-name="T2">d.</text:span><text:change-end text:change-id="ct214565384"/><text:change-start text:change-id="ct214569816"/><text:span text:style-name="T2"> Format and mandatory field validation should be done using validation controls</text:span><text:change-end text:change-id="ct214569816"/></text:p>
            </text:list-header>
          </text:list>
          <text:p text:style-name="P133"/>
        </text:list-item>
        <text:list-item>
          <text:p text:style-name="P61">UI:Information Display</text:p>
          <text:list>
            <text:list-header>
              <text:p text:style-name="P56">1. All the pages created in session 3 should have the same look and feel. Should we have to add a common heading and common footer message and an image that can be displayed on the page(Use Master page and inherit 3 pages from master page and add the required content from the above created page to the content template)</text:p>
            </text:list-header>
          </text:list>
          <text:p text:style-name="P61"/>
        </text:list-item>
        <text:list-item>
          <text:p text:style-name="P61">UI:Navigation</text:p>
          <text:p text:style-name="P61"><text:s text:c="3"/><text:span text:style-name="T1">1.</text:span> <text:span text:style-name="T1">All the input control in the 3 pages should have a common style. (This can be done using Themes)</text:span></text:p>
        </text:list-item>
      </text:list>
      <text:p text:style-name="P5"><text:s text:c="15"/>2. The above pages are separate. So have links common across pages which will enable easy <text:tab/>navigation<text:change-start text:change-id="ct214564032"/></text:p>
      <text:list xml:id="list30590328" text:continue-numbering="true" text:style-name="L24">
        <text:list-item>
          <text:p text:style-name="P61">UI:Programming Events</text:p>
          <text:p text:style-name="P56"><text:change-end text:change-id="ct214564032"/><text:span text:style-name="T1"/></text:p>
          <text:p text:style-name="P123"><text:change-start text:change-id="ct214569608"/>Module 1: Initiation of recruitment process</text:p>
          <text:list>
            <text:list-header>
              <text:p text:style-name="P123">In create vacancy page, there should be an option Fres<text:change-end text:change-id="ct214569608"/><text:change-start text:change-id="ct214576576"/>her/ Experienced. If fresher is selected then experience is populated as 0. Otherwise receive experience from user. This should be <text:soft-page-break/>implemented using events</text:p>
            </text:list-header>
          </text:list>
          <text:p text:style-name="P123"><text:change-end text:change-id="ct214576576"/><text:change-start text:change-id="ct214576784"/>Module 2: Recruitment process</text:p>
          <text:list text:continue-numbering="true">
            <text:list-header>
              <text:p text:style-name="P123">In create candidate profile page, gap in education/experience should have option yes/no, If yes, receive the gap in years from user and this should be done using events</text:p>
            </text:list-header>
          </text:list>
        </text:list-item>
      </text:list>
      <text:list xml:id="list30608207" text:continue-list="list30602915" text:style-name="L2">
        <text:list-header>
          <text:p text:style-name="P124">Module 3: On Boarding<text:change-end text:change-id="ct214576784"/><text:change-start text:change-id="ct214576680"/></text:p>
          <text:list text:continue-numbering="true">
            <text:list-header>
              <text:p text:style-name="P124">In add employee page,<text:change-end text:change-id="ct214576680"/><text:change-start text:change-id="ct214576992"/> CTC should be validated should be done using events<text:change-end text:change-id="ct214576992"/></text:p>
            </text:list-header>
          </text:list>
        </text:list-header>
      </text:list>
      <text:p text:style-name="P37">IM Case study Scenarios</text:p>
      <text:p text:style-name="P38"/>
      <text:p text:style-name="P38"/>
      <text:p text:style-name="P36">Session 1:<text:span text:style-name="T8"><text:tab/>Basic Operations</text:span></text:p>
      <text:p text:style-name="P38"/>
      <text:p text:style-name="P36">Session 2:<text:span text:style-name="T8"><text:tab/>Representing Data</text:span></text:p>
      <text:p text:style-name="P38"/>
      <text:p text:style-name="P36">Session 3:<text:span text:style-name="T8"><text:tab/>Finding the Right Info</text:span></text:p>
      <text:p text:style-name="P18"/>
      <text:p text:style-name="P36">Session 4:<text:span text:style-name="T8"><text:tab/>Understanding Information Structure</text:span></text:p>
      <text:p text:style-name="P18"/>
      <text:p text:style-name="P38">Practice Exercise: Create Table in Database</text:p>
      <text:p text:style-name="P18"/>
      <text:p text:style-name="P40"/>
      <text:p text:style-name="P36">CREATE TABLE</text:p>
      <text:p text:style-name="P36"/>
      <text:list xml:id="list30606931" text:continue-numbering="true" text:style-name="L2">
        <text:list-header>
          <text:p text:style-name="P8">Module 1: Initiation of recruitment process</text:p>
        </text:list-header>
      </text:list>
      <text:list xml:id="list30221900" text:style-name="L26">
        <text:list-item>
          <text:list>
            <text:list-item>
              <text:p text:style-name="P70">Identify the tables required for processing with vacancy request. <text:tab/></text:p>
            </text:list-item>
          </text:list>
        </text:list-item>
      </text:list>
      <text:list xml:id="list30607006" text:continue-list="list30606931" text:style-name="L26">
        <text:list-item>
          <text:list>
            <text:list-item>
              <text:p text:style-name="P70">Identify the tables required for processing with recruitment request. <text:tab/></text:p>
            </text:list-item>
          </text:list>
        </text:list-item>
      </text:list>
      <text:list xml:id="list34680372" text:style-name="L26">
        <text:list-item>
          <text:list>
            <text:list-item>
              <text:p text:style-name="P70">Identify the tables required for processing with placement consultants <text:tab/></text:p>
            </text:list-item>
          </text:list>
        </text:list-item>
      </text:list>
      <text:list xml:id="list30600430" text:continue-list="list30607006" text:style-name="L2">
        <text:list-header>
          <text:p text:style-name="P8">Module 2: Recruitment process</text:p>
        </text:list-header>
      </text:list>
      <text:list xml:id="list30228421" text:style-name="L27">
        <text:list-item>
          <text:list>
            <text:list-item>
              <text:p text:style-name="P71">Identify the tables required for processing with adding candidates. <text:tab/></text:p>
            </text:list-item>
          </text:list>
        </text:list-item>
      </text:list>
      <text:list xml:id="list34685853" text:style-name="L27">
        <text:list-item>
          <text:list>
            <text:list-item>
              <text:p text:style-name="P71">Identify the tables required for processing with adding test administrator for conducting the test</text:p>
            </text:list-item>
          </text:list>
        </text:list-item>
      </text:list>
      <text:list xml:id="list34680502" text:style-name="L27">
        <text:list-item>
          <text:list>
            <text:list-item>
              <text:p text:style-name="P71">Identify the tables required for processing with creating test and interview schedule for each candidate. <text:tab/></text:p>
            </text:list-item>
          </text:list>
        </text:list-item>
      </text:list>
      <text:list xml:id="list30577372" text:continue-list="list30600430" text:style-name="L2">
        <text:list-header>
          <text:p text:style-name="P8">Module 3: On Boarding</text:p>
        </text:list-header>
      </text:list>
      <text:list xml:id="list30217259" text:style-name="L28">
        <text:list-item>
          <text:list>
            <text:list-item>
              <text:p text:style-name="P72">Identify the tables required for processing with adding BCG administrator for conducting the BGC test. <text:tab/></text:p>
            </text:list-item>
          </text:list>
        </text:list-item>
      </text:list>
      <text:list xml:id="list34692030" text:style-name="L28">
        <text:list-item>
          <text:list>
            <text:list-item>
              <text:p text:style-name="P72">Identify the tables required for processing with creating and scheduling the BGC test</text:p>
            </text:list-item>
          </text:list>
        </text:list-item>
      </text:list>
      <text:list xml:id="list34705154" text:style-name="L28">
        <text:list-item>
          <text:list>
            <text:list-header>
              <text:p text:style-name="P72">Identify the tables required for processing with adding selected candidates as Employees and fixing designation and CTC for the new employee</text:p>
              <text:p text:style-name="P72"/>
              <text:p text:style-name="P112"><text:span text:style-name="T9">Session 5:</text:span><text:span text:style-name="T8"><text:tab/>Basic Operations</text:span></text:p>
            </text:list-header>
          </text:list>
        </text:list-item>
      </text:list>
      <text:list xml:id="list30583595" text:continue-list="list30577372" text:style-name="L2">
        <text:list-header>
          <text:p text:style-name="P113"/>
        </text:list-header>
      </text:list>
      <text:p text:style-name="P18"/>
      <text:p text:style-name="P38">Practice Exercise: Insert, Update and Delete</text:p>
      <text:p text:style-name="P32"/>
      <text:p text:style-name="P33">INSERT</text:p>
      <text:list xml:id="list30590440" text:continue-numbering="true" text:style-name="L2">
        <text:list-header>
          <text:p text:style-name="P8">Module 1: Initiation of recruitment process</text:p>
        </text:list-header>
      </text:list>
      <text:list xml:id="list34715222" text:style-name="L2">
        <text:list-item>
          <text:list>
            <text:list-item>
              <text:p text:style-name="P8">Add a set of new vacancy request</text:p>
            </text:list-item>
          </text:list>
        </text:list-item>
      </text:list>
      <text:list xml:id="list35140209" text:style-name="L2">
        <text:list-item>
          <text:list>
            <text:list-item>
              <text:p text:style-name="P8">Add a set of placement consultants</text:p>
            </text:list-item>
          </text:list>
        </text:list-item>
      </text:list>
      <text:list xml:id="list30606565" text:continue-list="list30590440" text:style-name="L2">
        <text:list-item>
          <text:list>
            <text:list-header>
              <text:p text:style-name="P8">Add a set of recruitment request for the raised vacancy request. Map the recruitment request to placement consultant.</text:p>
            </text:list-header>
          </text:list>
        </text:list-item>
      </text:list>
      <text:list xml:id="list30218551" text:style-name="L29">
        <text:list-item>
          <text:list>
            <text:list-header>
              <text:p text:style-name="P73"><text:tab/></text:p>
            </text:list-header>
          </text:list>
        </text:list-item>
      </text:list>
      <text:list xml:id="list30583743" text:continue-list="list30606565" text:style-name="L2">
        <text:list-header>
          <text:p text:style-name="P8">Module 2: Recruitment process</text:p>
        </text:list-header>
      </text:list>
      <text:list xml:id="list30217554" text:style-name="L30">
        <text:list-item>
          <text:list>
            <text:list-item>
              <text:p text:style-name="P74">Add candidates profile for each vacancy request.</text:p>
            </text:list-item>
          </text:list>
        </text:list-item>
      </text:list>
      <text:list xml:id="list34720454" text:style-name="L30">
        <text:list-item>
          <text:list>
            <text:list-item>
              <text:p text:style-name="P74">Add a set of Test administrators( Test administrator is the employee of the company)</text:p>
            </text:list-item>
          </text:list>
        </text:list-item>
      </text:list>
      <text:list xml:id="list34725701" text:style-name="L30">
        <text:list-item>
          <text:list>
            <text:list-item>
              <text:p text:style-name="P74">Add new test for each vacancy id and assign date for all the test <text:s/>and decide the test administrator for test</text:p>
            </text:list-item>
          </text:list>
        </text:list-item>
      </text:list>
      <text:list xml:id="list30578548" text:continue-list="list30583743" text:style-name="L2">
        <text:list-header>
          <text:p text:style-name="P8">Module 3: On Boarding</text:p>
        </text:list-header>
      </text:list>
      <text:list xml:id="list30247290" text:style-name="L31">
        <text:list-item>
          <text:list>
            <text:list-item>
              <text:p text:style-name="P75">Add a set of BGC administrator for conducting the BGC test</text:p>
            </text:list-item>
          </text:list>
        </text:list-item>
      </text:list>
      <text:list xml:id="list34730726" text:style-name="L31">
        <text:list-item>
          <text:list>
            <text:list-item>
              <text:p text:style-name="P75"><text:soft-page-break/>Add the BGC schedule- The schedule should contain the administrator's id, From date and to date for the BGC test</text:p>
            </text:list-item>
            <text:list-item>
              <text:p text:style-name="P130"><text:span text:style-name="T3">Add </text:span><text:span text:style-name="T4"><text:s/>new employees and assign designation, Unit Head, CTC...</text:span></text:p>
            </text:list-item>
          </text:list>
        </text:list-item>
      </text:list>
      <text:p text:style-name="P34"/>
      <text:p text:style-name="P36">UPDATE</text:p>
      <text:list xml:id="list30593149" text:continue-list="list30578548" text:style-name="L2">
        <text:list-header>
          <text:p text:style-name="P8">Module 1: Initiation of recruitment process</text:p>
        </text:list-header>
      </text:list>
      <text:list xml:id="list35272060" text:style-name="L2">
        <text:list-item>
          <text:list>
            <text:list-item>
              <text:p text:style-name="P8">Update the unapproved vacancy request</text:p>
            </text:list-item>
            <text:list-item>
              <text:p text:style-name="P8">Change the status of the unapproved vacancy request to approved or rejected</text:p>
            </text:list-item>
          </text:list>
        </text:list-item>
      </text:list>
      <text:list xml:id="list35267267" text:style-name="L2">
        <text:list-item>
          <text:list>
            <text:list-item>
              <text:p text:style-name="P8">Make changes to the details of a placement consultant</text:p>
            </text:list-item>
          </text:list>
        </text:list-item>
      </text:list>
      <text:list xml:id="list30579223" text:continue-list="list30593149" text:style-name="L2">
        <text:list-item>
          <text:list>
            <text:list-item>
              <text:p text:style-name="P8">Change the existing recruitment request.</text:p>
            </text:list-item>
          </text:list>
        </text:list-item>
      </text:list>
      <text:list xml:id="list30217478" text:style-name="L32">
        <text:list-item>
          <text:list>
            <text:list-header>
              <text:p text:style-name="P76"><text:tab/></text:p>
            </text:list-header>
          </text:list>
        </text:list-item>
      </text:list>
      <text:list xml:id="list30598039" text:continue-list="list30579223" text:style-name="L2">
        <text:list-header>
          <text:p text:style-name="P8">Module 2: Recruitment process</text:p>
        </text:list-header>
      </text:list>
      <text:list xml:id="list30217738" text:style-name="L33">
        <text:list-item>
          <text:list>
            <text:list-item>
              <text:p text:style-name="P77">Update the existing candidate's profile</text:p>
            </text:list-item>
          </text:list>
        </text:list-item>
      </text:list>
      <text:list xml:id="list35268324" text:style-name="L33">
        <text:list-item>
          <text:list>
            <text:list-item>
              <text:p text:style-name="P77">Update the status of each interview after completion.</text:p>
            </text:list-item>
          </text:list>
        </text:list-item>
      </text:list>
      <text:list xml:id="list30233849" text:style-name="L34">
        <text:list-item>
          <text:list>
            <text:list-header>
              <text:p text:style-name="P78"/>
            </text:list-header>
          </text:list>
        </text:list-item>
      </text:list>
      <text:list xml:id="list30590688" text:continue-list="list30598039" text:style-name="L2">
        <text:list-header>
          <text:p text:style-name="P8">Module 3: On Boarding</text:p>
        </text:list-header>
      </text:list>
      <text:list xml:id="list30247781" text:style-name="L35">
        <text:list-item>
          <text:list>
            <text:list-item>
              <text:p text:style-name="P79">Change the status of BGC test administrator to approved/ on leave</text:p>
            </text:list-item>
          </text:list>
        </text:list-item>
      </text:list>
      <text:list xml:id="list35275281" text:style-name="L35">
        <text:list-item>
          <text:list>
            <text:list-item>
              <text:p text:style-name="P79">Change the status of BGC test after completion of the interview.</text:p>
            </text:list-item>
          </text:list>
        </text:list-item>
      </text:list>
      <text:list xml:id="list35277631" text:style-name="L35">
        <text:list-item>
          <text:list>
            <text:list-item>
              <text:p text:style-name="P114">Change the designation and CTC of the existing employee.</text:p>
            </text:list-item>
          </text:list>
        </text:list-item>
      </text:list>
      <text:list xml:id="list30221026" text:style-name="L36">
        <text:list-header>
          <text:p text:style-name="P80"/>
        </text:list-header>
      </text:list>
      <text:p text:style-name="P18"/>
      <text:p text:style-name="P33">DELETE</text:p>
      <text:list xml:id="list30606749" text:continue-list="list30590688" text:style-name="L2">
        <text:list-header>
          <text:p text:style-name="P8">Module 1: Initiation of recruitment process</text:p>
        </text:list-header>
      </text:list>
      <text:list xml:id="list35294554" text:style-name="L2">
        <text:list-item>
          <text:list>
            <text:list-item>
              <text:p text:style-name="P8">Delete a vacancy request using vacancy id </text:p>
            </text:list-item>
          </text:list>
        </text:list-item>
      </text:list>
      <text:list xml:id="list35295419" text:style-name="L2">
        <text:list-item>
          <text:list>
            <text:list-item>
              <text:p text:style-name="P8">Delete placement consultants</text:p>
            </text:list-item>
          </text:list>
        </text:list-item>
      </text:list>
      <text:list xml:id="list30595032" text:continue-list="list30606749" text:style-name="L2">
        <text:list-item>
          <text:list>
            <text:list-item>
              <text:p text:style-name="P8">Delete recruitment request by request id</text:p>
            </text:list-item>
          </text:list>
        </text:list-item>
      </text:list>
      <text:list xml:id="list30224089" text:style-name="L37">
        <text:list-item>
          <text:list>
            <text:list-header>
              <text:p text:style-name="P81"><text:tab/></text:p>
            </text:list-header>
          </text:list>
        </text:list-item>
      </text:list>
      <text:list xml:id="list30580030" text:continue-list="list30595032" text:style-name="L2">
        <text:list-header>
          <text:p text:style-name="P8">Module 2: Recruitment process</text:p>
        </text:list-header>
      </text:list>
      <text:list xml:id="list30231453" text:style-name="L38">
        <text:list-item>
          <text:list>
            <text:list-item>
              <text:p text:style-name="P82">Delete a candidates profile</text:p>
            </text:list-item>
          </text:list>
        </text:list-item>
      </text:list>
      <text:list xml:id="list35269780" text:style-name="L38">
        <text:list-item>
          <text:list>
            <text:list-item>
              <text:p text:style-name="P82">Delete a test administrator</text:p>
            </text:list-item>
          </text:list>
        </text:list-item>
      </text:list>
      <text:list xml:id="list35289004" text:style-name="L38">
        <text:list-item>
          <text:list>
            <text:list-header>
              <text:p text:style-name="P115"/>
            </text:list-header>
          </text:list>
        </text:list-item>
      </text:list>
      <text:p text:style-name="P36">Session 6:<text:span text:style-name="T8"><text:tab/>Retrieving Data1</text:span></text:p>
      <text:p text:style-name="P18"/>
      <text:p text:style-name="P38">Practice Exercise: Select Column use SubString(), Upper Case, Lower Case and Convert()</text:p>
      <text:list xml:id="list30581368" text:continue-list="list30580030" text:style-name="L2">
        <text:list-header>
          <text:p text:style-name="P8">Module 1: Initiation of recruitment process</text:p>
        </text:list-header>
      </text:list>
      <text:list xml:id="list35409001" text:style-name="L2">
        <text:list-item>
          <text:list>
            <text:list-item>
              <text:p text:style-name="P8">Display the vacancy request with skills required in Upper case, location in lowercase. Use the convert to display date in proper format</text:p>
            </text:list-item>
          </text:list>
        </text:list-item>
      </text:list>
      <text:list xml:id="list35484139" text:style-name="L2">
        <text:list-item>
          <text:list>
            <text:list-item>
              <text:p text:style-name="P8"><text:span text:style-name="T11">V</text:span><text:span text:style-name="T11">iew existing Recruitment Request by date,Placement Consultants, by location of vacancies, by skill set, by domain and by number of years of experience</text:span></text:p>
            </text:list-item>
          </text:list>
        </text:list-item>
      </text:list>
      <text:list xml:id="list30586231" text:continue-list="list30581368" text:style-name="L2">
        <text:list-item>
          <text:list>
            <text:list-item>
              <text:p text:style-name="P8">Display all the placement consultant details with their name in uppercase</text:p>
            </text:list-item>
          </text:list>
        </text:list-item>
      </text:list>
      <text:list xml:id="list30231432" text:style-name="L39">
        <text:list-item>
          <text:list>
            <text:list-header>
              <text:p text:style-name="P83"><text:tab/></text:p>
            </text:list-header>
          </text:list>
        </text:list-item>
      </text:list>
      <text:list xml:id="list30600102" text:continue-list="list30586231" text:style-name="L2">
        <text:list-header>
          <text:p text:style-name="P8">Module 2: Recruitment process</text:p>
        </text:list-header>
      </text:list>
      <text:list xml:id="list30228630" text:style-name="L40">
        <text:list-item>
          <text:list>
            <text:list-item>
              <text:p text:style-name="P84">Display the candidates details</text:p>
            </text:list-item>
          </text:list>
        </text:list-item>
      </text:list>
      <text:list xml:id="list35399822" text:style-name="L40">
        <text:list-item>
          <text:list>
            <text:list-item>
              <text:p text:style-name="P84">Display the test administrators</text:p>
            </text:list-item>
            <text:list-item>
              <text:p text:style-name="P84">Display test and interview scheduled by vacancy ID</text:p>
            </text:list-item>
          </text:list>
        </text:list-item>
      </text:list>
      <text:list xml:id="list30235835" text:style-name="L41">
        <text:list-item>
          <text:list>
            <text:list-header>
              <text:p text:style-name="P85"/>
            </text:list-header>
          </text:list>
        </text:list-item>
      </text:list>
      <text:list xml:id="list30586372" text:continue-list="list30600102" text:style-name="L2">
        <text:list-header>
          <text:p text:style-name="P8">Module 3: On Boarding</text:p>
        </text:list-header>
      </text:list>
      <text:list xml:id="list30230860" text:style-name="L42">
        <text:list-item>
          <text:list>
            <text:list-item>
              <text:p text:style-name="P86">Display BGC test administrators</text:p>
            </text:list-item>
          </text:list>
        </text:list-item>
      </text:list>
      <text:list xml:id="list35399524" text:style-name="L42">
        <text:list-item>
          <text:list>
            <text:list-item>
              <text:p text:style-name="P87">Display the test and interview status for each candidate.</text:p>
            </text:list-item>
          </text:list>
        </text:list-item>
      </text:list>
      <text:list xml:id="list35412198" text:style-name="L42">
        <text:list-item>
          <text:list>
            <text:list-item>
              <text:p text:style-name="P116">Display all the employees</text:p>
            </text:list-item>
          </text:list>
        </text:list-item>
      </text:list>
      <text:list xml:id="list30238667" text:style-name="L43">
        <text:list-header>
          <text:p text:style-name="P92"/>
        </text:list-header>
      </text:list>
      <text:p text:style-name="P36">Session 7:<text:span text:style-name="T8"><text:tab/>Retrieving Data2</text:span></text:p>
      <text:p text:style-name="P34"><text:tab/></text:p>
      <text:p text:style-name="P35">Practice Exercise: Select with WHERE Clause, using WHERE – AND, IN, NOT IN, IS NULL.</text:p>
      <text:list xml:id="list30580951" text:continue-list="list30586372" text:style-name="L2">
        <text:list-header>
          <text:p text:style-name="P15"><text:change text:change-id="ct214576368"/><text:change-start text:change-id="ct271221824"/><text:span text:style-name="T4">Module 1: Initiation of recruitment process</text:span></text:p>
        </text:list-header>
      </text:list>
      <text:list xml:id="list30576785" text:continue-list="list30221275" text:style-name="L6">
        <text:list-item>
          <text:list>
            <text:list-item>
              <text:p text:style-name="P13"><text:soft-page-break/>Display all the approved vacancy request </text:p>
            </text:list-item>
            <text:list-item>
              <text:p text:style-name="P13">Display all the unapproved vacancy request </text:p>
            </text:list-item>
            <text:list-item>
              <text:p text:style-name="P110">View existing Recruitment Request by date,Placement Consultants, by location of vacancies, by skill set, by domain and by number of years of experience</text:p>
            </text:list-item>
            <text:list-item>
              <text:p text:style-name="P13">Display all recruitment request that belongs to one placement consultant(All the request allotted for a placement consultant)</text:p>
            </text:list-item>
            <text:list-item>
              <text:p text:style-name="P13">Display all recruitment request that <text:s/>does not belong to one placement consultant(All the request allotted for a specific placement consultant)</text:p>
              <text:p text:style-name="P13"/>
              <text:p text:style-name="P13"><text:tab/></text:p>
            </text:list-item>
          </text:list>
          <text:p text:style-name="P13">Module 2: Recruitment process</text:p>
          <text:list text:continue-numbering="true">
            <text:list-item>
              <text:p text:style-name="P122">Display the candidates by their vacancy ID</text:p>
            </text:list-item>
            <text:list-item>
              <text:p text:style-name="P122">Display the candidates who have the test status as 1,2,3</text:p>
            </text:list-item>
            <text:list-item>
              <text:p text:style-name="P122">Display the candidates who does not have their test status as 0</text:p>
            </text:list-item>
            <text:list-item>
              <text:p text:style-name="P13">Display the test administrators whose name starts with the letter 'a'</text:p>
            </text:list-item>
            <text:list-item>
              <text:p text:style-name="P13">Display test and interview scheduled by vacancy ID</text:p>
              <text:p text:style-name="P13"/>
            </text:list-item>
          </text:list>
          <text:p text:style-name="P13">Module 3: On Boarding</text:p>
          <text:list text:continue-numbering="true">
            <text:list-item>
              <text:p text:style-name="P13">Display BGC test administrators whose status is pending for approval</text:p>
            </text:list-item>
            <text:list-item>
              <text:p text:style-name="P13">Display BGC test administrators whose status is not rejected</text:p>
            </text:list-item>
            <text:list-item>
              <text:p text:style-name="P14">Display the test and interview scheduled by vacancy id.</text:p>
            </text:list-item>
            <text:list-item>
              <text:p text:style-name="P117">Display all the employees who have joined in the previous and current month of this year<text:change-end text:change-id="ct271221824"/></text:p>
            </text:list-item>
          </text:list>
        </text:list-item>
      </text:list>
      <text:list xml:id="list30243703" text:style-name="L44">
        <text:list-header>
          <text:p text:style-name="P97"/>
        </text:list-header>
      </text:list>
      <text:p text:style-name="P36">Session 8:<text:span text:style-name="T8"><text:tab/>Retrieving Data3</text:span></text:p>
      <text:p text:style-name="P18"/>
      <text:p text:style-name="P38">Practice Exercise: Order By ASC/ DESC, Group BY and Group By + HAVING.</text:p>
      <text:list xml:id="list30590723" text:continue-list="list30580951" text:style-name="L2">
        <text:list-header>
          <text:p text:style-name="P8"><text:change-start text:change-id="ct271222240"/>Module 1: Initiation of recruitment process</text:p>
          <text:list text:continue-numbering="true">
            <text:list-item>
              <text:p text:style-name="P8">Display the location and no of vacancy request raised for that location. Display only if the no of vacancy request is greater than 5</text:p>
            </text:list-item>
            <text:list-item>
              <text:p text:style-name="P8">Display the placement consultant's name and the no of recruitment request that belongs to each placement consultants. Arrange the placement consultants name in descending order.<text:tab/></text:p>
            </text:list-item>
          </text:list>
          <text:p text:style-name="P8">Module 2: Recruitment process</text:p>
          <text:list text:continue-numbering="true">
            <text:list-item>
              <text:p text:style-name="P8">Display no of candidates by gender</text:p>
              <text:p text:style-name="P8"/>
              <text:p text:style-name="P8"/>
            </text:list-item>
          </text:list>
          <text:p text:style-name="P8">Module 3: On Boarding</text:p>
          <text:p text:style-name="P15"><text:span text:style-name="T4">Display BGC details by status</text:span><text:change-end text:change-id="ct271222240"/><text:change text:change-id="ct271221512"/></text:p>
        </text:list-header>
      </text:list>
      <text:p text:style-name="P18"><text:soft-page-break/></text:p>
      <text:p text:style-name="P18"><text:span text:style-name="T9">Session 9: </text:span><text:tab/>Aggregating Data</text:p>
      <text:p text:style-name="P18"/>
      <text:p text:style-name="P38">Practice Exercise: Sum(), Count(), Avg(), Min(), Max().</text:p>
      <text:p text:style-name="P38"/>
      <text:p text:style-name="P18"/>
      <text:list xml:id="list30576701" text:continue-numbering="true" text:style-name="L2">
        <text:list-header>
          <text:p text:style-name="P8">Module 1: Initiation of recruitment process</text:p>
          <text:list text:continue-numbering="true">
            <text:list-item>
              <text:p text:style-name="P8"><text:change-start text:change-id="ct271230248"/>Display the vacancy request which have highes no of vacancies<text:change-end text:change-id="ct271230248"/><text:change text:change-id="ct271230352"/></text:p>
            </text:list-item>
            <text:list-item>
              <text:p text:style-name="P9"><text:change text:change-id="ct271230456"/><text:change-start text:change-id="ct271230560"/>For each business domain,<text:change-end text:change-id="ct271230560"/><text:change-start text:change-id="ct271223696"/> display the no of positions<text:change-end text:change-id="ct271223696"/></text:p>
            </text:list-item>
            <text:list-item>
              <text:p text:style-name="P8"><text:change text:change-id="ct271230768"/><text:change-start text:change-id="ct271230872"/>Display the no of placement consultant, location for each location<text:change-end text:change-id="ct271230872"/></text:p>
            </text:list-item>
          </text:list>
        </text:list-header>
      </text:list>
      <text:list xml:id="list30224960" text:style-name="L49">
        <text:list-item>
          <text:list>
            <text:list-header>
              <text:p text:style-name="P98"><text:tab/></text:p>
            </text:list-header>
          </text:list>
        </text:list-item>
      </text:list>
      <text:list xml:id="list30586518" text:continue-list="list30576701" text:style-name="L2">
        <text:list-header>
          <text:p text:style-name="P8">Module 2: Recruitment process</text:p>
        </text:list-header>
      </text:list>
      <text:list xml:id="list30582378" text:continue-list="list30227549" text:style-name="L7">
        <text:list-item>
          <text:list>
            <text:list-item>
              <text:p text:style-name="P20"><text:change-start text:change-id="ct271231080"/>For each vacancy, display the number of positions and number of candidates added<text:change-end text:change-id="ct271231080"/><text:change text:change-id="ct271230976"/></text:p>
            </text:list-item>
            <text:list-item>
              <text:p text:style-name="P20"><text:change text:change-id="ct271231184"/></text:p>
            </text:list-item>
            <text:list-item>
              <text:p text:style-name="P20"><text:change text:change-id="ct271231288"/><text:change-start text:change-id="ct271231392"/>Disp<text:change-end text:change-id="ct271231392"/><text:change-start text:change-id="ct271230664"/>lay the no of candidate's who have cleared all the three test<text:change-end text:change-id="ct271230664"/></text:p>
            </text:list-item>
          </text:list>
        </text:list-item>
      </text:list>
      <text:list xml:id="list30231946" text:style-name="L50">
        <text:list-item>
          <text:list>
            <text:list-header>
              <text:p text:style-name="P100"/>
            </text:list-header>
          </text:list>
        </text:list-item>
      </text:list>
      <text:list xml:id="list30585728" text:continue-list="list30586518" text:style-name="L2">
        <text:list-header>
          <text:p text:style-name="P8">Module 3: On Boarding</text:p>
        </text:list-header>
      </text:list>
      <text:list xml:id="list30582523" text:continue-list="list30581419" text:style-name="L8">
        <text:list-item>
          <text:list>
            <text:list-item>
              <text:p text:style-name="P24"><text:change text:change-id="ct271231600"/><text:change-start text:change-id="ct271231704"/>Display the employee who has the highest salary</text:p>
            </text:list-item>
            <text:list-item>
              <text:p text:style-name="P24"><text:change-end text:change-id="ct271231704"/><text:change-start text:change-id="ct271231496"/>Display the employee whose salary is greater than all the employee's salary in the same business domain.<text:change-end text:change-id="ct271231496"/><text:change-start text:change-id="ct271231912"/></text:p>
            </text:list-item>
            <text:list-item>
              <text:p text:style-name="P24">Display the role <text:s/>and number of employees who have the same role<text:change-end text:change-id="ct271231912"/><text:change-start text:change-id="ct271222864"/> for each and every role<text:change-end text:change-id="ct271222864"/></text:p>
            </text:list-item>
            <text:list-item>
              <text:p text:style-name="P21"><text:change text:change-id="ct271231808"/></text:p>
            </text:list-item>
            <text:list-item>
              <text:p text:style-name="P22"><text:change text:change-id="ct271232016"/></text:p>
            </text:list-item>
          </text:list>
        </text:list-item>
      </text:list>
      <text:p text:style-name="P36">Session 10:<text:span text:style-name="T8"><text:tab/>Correlating Data</text:span></text:p>
      <text:p text:style-name="P38">Practice Exercise: Inner Join, Left Outer Join, Right Outer Join and Full Outer Join.</text:p>
      <text:list xml:id="list30583559" text:continue-list="list30585728" text:style-name="L2">
        <text:list-header>
          <text:p text:style-name="P8"><text:change-start text:change-id="ct271221304"/>Module 1: Initiation of recruitment process</text:p>
          <text:list text:continue-numbering="true">
            <text:list-item>
              <text:p text:style-name="P8">Display the recruitment request details and Placement consultant details for all the recruitment request</text:p>
              <text:p text:style-name="P8"><text:tab/></text:p>
            </text:list-item>
          </text:list>
          <text:p text:style-name="P8">Module 2: Recruitment process</text:p>
          <text:list text:continue-numbering="true">
            <text:list-item>
              <text:p text:style-name="P8">Candidates name, administrator's name and status of each test</text:p>
              <text:p text:style-name="P8"/>
              <text:p text:style-name="P8"/>
            </text:list-item>
          </text:list>
          <text:p text:style-name="P8">Module 3: On Boarding</text:p>
          <text:p text:style-name="P15"><text:span text:style-name="T4">Display candidates name and BGC Status</text:span><text:change-end text:change-id="ct271221304"/><text:change text:change-id="ct271220992"/></text:p>
        </text:list-header>
      </text:list>
      <text:p text:style-name="P38"><text:soft-page-break/></text:p>
      <text:p text:style-name="P36">Session 11:<text:span text:style-name="T8"><text:tab/>Complex Query</text:span></text:p>
      <text:p text:style-name="P38">Practice Exercise: Sub Queries.</text:p>
      <text:list xml:id="list30586718" text:continue-numbering="true" text:style-name="L2">
        <text:list-header>
          <text:p text:style-name="P8">Module 1: Initiation of recruitment process</text:p>
          <text:list text:continue-numbering="true">
            <text:list-item>
              <text:p text:style-name="P8"><text:change-start text:change-id="ct272186824"/>Display the vacancy request in which there are pending vacancies to raise<text:change-end text:change-id="ct272186824"/><text:change-start text:change-id="ct272186720"/></text:p>
            </text:list-item>
            <text:list-item>
              <text:p text:style-name="P8">Display all the placement consultants who are engaged in atleast one vacancy</text:p>
            </text:list-item>
            <text:list-item>
              <text:p text:style-name="P8"><text:change-end text:change-id="ct272186720"/><text:change text:change-id="ct271233160"/></text:p>
            </text:list-item>
          </text:list>
        </text:list-header>
      </text:list>
      <text:list xml:id="list30234648" text:style-name="L55">
        <text:list-item>
          <text:list>
            <text:list-header>
              <text:p text:style-name="P102"><text:tab/></text:p>
            </text:list-header>
          </text:list>
        </text:list-item>
      </text:list>
      <text:list xml:id="list30600474" text:continue-list="list30586718" text:style-name="L2">
        <text:list-header>
          <text:p text:style-name="P8">Module 2: Recruitment process</text:p>
        </text:list-header>
      </text:list>
      <text:list xml:id="list30576412" text:continue-list="list30223254" text:style-name="L9">
        <text:list-item>
          <text:list>
            <text:list-item>
              <text:p text:style-name="P26">Display the candidates details<text:change-start text:change-id="ct272186928"/> <text:change-end text:change-id="ct272186928"/><text:change-start text:change-id="ct272180376"/>based on the skills <text:s/>provided in a vacancy</text:p>
            </text:list-item>
            <text:list-item>
              <text:p text:style-name="P26">Display the test administrator who have completed their test<text:change-end text:change-id="ct272180376"/></text:p>
            </text:list-item>
          </text:list>
        </text:list-item>
      </text:list>
      <text:list xml:id="list30582054" text:continue-list="list30600474" text:style-name="L2">
        <text:list-item>
          <text:list>
            <text:list-item>
              <text:p text:style-name="P8"><text:change text:change-id="ct272187136"/></text:p>
            </text:list-item>
          </text:list>
        </text:list-item>
      </text:list>
      <text:list xml:id="list30234668" text:style-name="L56">
        <text:list-item>
          <text:list>
            <text:list-header>
              <text:p text:style-name="P104"/>
            </text:list-header>
          </text:list>
        </text:list-item>
      </text:list>
      <text:list xml:id="list30596553" text:continue-list="list30582054" text:style-name="L2">
        <text:list-header>
          <text:p text:style-name="P8">Module 3: On Boarding</text:p>
        </text:list-header>
      </text:list>
      <text:list xml:id="list30586568" text:continue-list="list30234283" text:style-name="L10">
        <text:list-item>
          <text:list>
            <text:list-item>
              <text:p text:style-name="P105">Display BGC test administrators<text:change-start text:change-id="ct271232120"/> who have complete<text:change-end text:change-id="ct271232120"/><text:change-start text:change-id="ct272187032"/>d their BGC test<text:change-end text:change-id="ct272187032"/></text:p>
            </text:list-item>
            <text:list-item>
              <text:p text:style-name="P27"><text:change text:change-id="ct272187240"/></text:p>
            </text:list-item>
            <text:list-item>
              <text:p text:style-name="P119">Display all the employees<text:change-start text:change-id="ct272187344"/> whose experience is more than atleast on employee's working in the same business domain.<text:change-end text:change-id="ct272187344"/></text:p>
            </text:list-item>
          </text:list>
        </text:list-item>
      </text:list>
      <text:list xml:id="list30220825" text:style-name="L57">
        <text:list-header>
          <text:p text:style-name="P107"/>
        </text:list-header>
      </text:list>
      <text:p text:style-name="P36">Session 12:<text:span text:style-name="T8"><text:tab/>Storage Structure</text:span></text:p>
      <text:p text:style-name="P38">Practice Exercise: Index and Views</text:p>
      <text:p text:style-name="P38"><text:tab/><text:span text:style-name="T1">Create index for required fields to make search efficient.</text:span></text:p>
      <text:list xml:id="list30224378" text:style-name="L58">
        <text:list-header>
          <text:p text:style-name="P106"/>
        </text:list-header>
      </text:list>
      <text:p text:style-name="P18"/>
      <text:p text:style-name="P36">Session 13:<text:span text:style-name="T8"><text:tab/>Other Considerations</text:span></text:p>
      <text:p text:style-name="P38">Practice Exercise: <text:s/>Stored Procedure.</text:p>
      <text:list xml:id="list30607749" text:continue-numbering="true" text:style-name="L58">
        <text:list-header>
          <text:p text:style-name="P106">Module 1: Initiation of recruitment process</text:p>
          <text:list>
            <text:list-header>
              <text:p text:style-name="P106">Add a set of new vacancy request</text:p>
              <text:p text:style-name="P106">Add a set of placement consultants</text:p>
              <text:p text:style-name="P106">Add a set of recruitment request for the raised vacancy request. Map the recruitment request to placement consultant.</text:p>
              <text:p text:style-name="P106"><text:tab/></text:p>
            </text:list-header>
          </text:list>
          <text:p text:style-name="P106">Module 2: Recruitment process</text:p>
          <text:list text:continue-numbering="true">
            <text:list-header>
              <text:p text:style-name="P106">Add candidates profile for each vacancy request.</text:p>
              <text:p text:style-name="P106">Add a set of Test administrators( Test administrator is the employee of the company)</text:p>
              <text:p text:style-name="P106">Add new test for each vacancyid and assign date for all the test <text:s/>and decide the test administrator for test</text:p>
            </text:list-header>
          </text:list>
          <text:p text:style-name="P106">Module 3: On Boarding</text:p>
          <text:list text:continue-numbering="true">
            <text:list-header>
              <text:p text:style-name="P106">Add a set of BGC administrator for conducting the BGC test</text:p>
              <text:p text:style-name="P106">Add the BGC schedule- The schedule should contain the administrator's id, From date and to date for the BGC test</text:p>
            </text:list-header>
          </text:list>
          <text:p text:style-name="P120"><text:s text:c="6"/>Add new employees and assign designation, Unit Head, CTC...</text:p>
        </text:list-header>
      </text:list>
      <text:list xml:id="list30222090" text:style-name="L59">
        <text:list-header>
          <text:p text:style-name="P134"/>
        </text:list-header>
      </text:list>
      <text:p text:style-name="P4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4T16:38:52.46</meta:creation-date>
    <dc:date>2013-07-22T10:44:50.02</dc:date>
    <meta:editing-duration>P9DT8H1M9S</meta:editing-duration>
    <meta:editing-cycles>60</meta:editing-cycles>
    <meta:generator>OpenOffice.org/3.3$Win32 OpenOffice.org_project/330m20$Build-9567</meta:generator>
    <meta:document-statistic meta:table-count="0" meta:image-count="0" meta:object-count="0" meta:page-count="9" meta:paragraph-count="300" meta:word-count="3289" meta:character-count="19999"/>
  </office:meta>
</office:document-meta>
</file>